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9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3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3.15cm" svg:height="7.401cm" svg:x="0.199cm" svg:y="55.57cm">
            <draw:object draw:notify-on-update-of-ranges="Sheet1.A2:Sheet1.A12 Sheet1.B1:Sheet1.B1 Sheet1.B2:Sheet1.B12 Sheet1.A2:Sheet1.A12 Sheet1.C1:Sheet1.C1 Sheet1.C2:Sheet1.C12 Sheet1.A2:Sheet1.A12 Sheet1.E1:Sheet1.E1 Sheet1.E2:Sheet1.E12 Sheet1.A2:Sheet1.A12 Sheet1.F1:Sheet1.F1 Sheet1.F2:Sheet1.F12 Sheet1.A2:Sheet1.A12 Sheet1.G1:Sheet1.G1 Sheet1.G2:Sheet1.G12 Sheet1.A2:Sheet1.A12 Sheet1.I1:Sheet1.I1 Sheet1.I2:Sheet1.I12 Sheet1.A2:Sheet1.A12 Sheet1.J1:Sheet1.J1 Sheet1.J2:Sheet1.J12 Sheet1.A2:Sheet1.A12 Sheet1.K1:Sheet1.K1 Sheet1.K2:Sheet1.K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92cm" svg:height="7.833cm" svg:x="13.87cm" svg:y="60.678cm">
            <draw:object draw:notify-on-update-of-ranges="Sheet1.A1:Sheet1.A1 Sheet1.A2:Sheet1.A12 Sheet1.D1:Sheet1.D1 Sheet1.D2:Sheet1.D12 Sheet1.A1:Sheet1.A1 Sheet1.A2:Sheet1.A12 Sheet1.H1:Sheet1.H1 Sheet1.H2:Sheet1.H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.124cm" svg:height="6.823cm" svg:x="0cm" svg:y="69.288cm">
            <draw:object draw:notify-on-update-of-ranges="Sheet1.A1:Sheet1.A1 Sheet1.A2:Sheet1.A12 Sheet1.B1:Sheet1.B1 Sheet1.B2:Sheet1.B12 Sheet1.A1:Sheet1.A1 Sheet1.A2:Sheet1.A12 Sheet1.C1:Sheet1.C1 Sheet1.C2:Sheet1.C12 Sheet1.A1:Sheet1.A1 Sheet1.A2:Sheet1.A12 Sheet1.E1:Sheet1.E1 Sheet1.E2:Sheet1.E12 Sheet1.A1:Sheet1.A1 Sheet1.A2:Sheet1.A12 Sheet1.F1:Sheet1.F1 Sheet1.F2:Sheet1.F12 Sheet1.A1:Sheet1.A1 Sheet1.A2:Sheet1.A12 Sheet1.G1:Sheet1.G1 Sheet1.G2:Sheet1.G12 Sheet1.A1:Sheet1.A1 Sheet1.A2:Sheet1.A12 Sheet1.I1:Sheet1.I1 Sheet1.I2:Sheet1.I12 Sheet1.A1:Sheet1.A1 Sheet1.A2:Sheet1.A12 Sheet1.J1:Sheet1.J1 Sheet1.J2:Sheet1.J12 Sheet1.A1:Sheet1.A1 Sheet1.A2:Sheet1.A12 Sheet1.K1:Sheet1.K1 Sheet1.K2:Sheet1.K12 Sheet1.A1:Sheet1.A1 Sheet1.A2:Sheet1.A12 Sheet1.L1:Sheet1.L1 Sheet1.L2:Sheet1.L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3.243cm" svg:height="7.453cm" svg:x="12.61cm" svg:y="68.989cm">
            <draw:object draw:notify-on-update-of-ranges="Sheet1.A1:Sheet1.A1 Sheet1.A2:Sheet1.A12 Sheet1.D1:Sheet1.D1 Sheet1.D2:Sheet1.D12 Sheet1.A1:Sheet1.A1 Sheet1.A2:Sheet1.A12 Sheet1.H1:Sheet1.H1 Sheet1.H2:Sheet1.H12 Sheet1.A1:Sheet1.A1 Sheet1.A2:Sheet1.A12 Sheet1.L1:Sheet1.L1 Sheet1.L2:Sheet1.L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 – value</text:p>
          </table:table-cell>
          <table:table-cell table:style-name="Default" office:value-type="string" calcext:value-type="string">
            <text:p>(3/2)^n</text:p>
          </table:table-cell>
          <table:table-cell office:value-type="string" calcext:value-type="string">
            <text:p>N^3</text:p>
          </table:table-cell>
          <table:table-cell office:value-type="string" calcext:value-type="string">
            <text:p>2^(2^n)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*(2^n)</text:p>
          </table:table-cell>
          <table:table-cell table:style-name="Default" office:value-type="string" calcext:value-type="string">
            <text:p>e^n</text:p>
          </table:table-cell>
          <table:table-cell office:value-type="string" calcext:value-type="string">
            <text:p>2^(2^(n+1))</text:p>
          </table:table-cell>
          <table:table-cell table:style-name="Default" office:value-type="string" calcext:value-type="string">
            <text:p>2^(n)</text:p>
          </table:table-cell>
          <table:table-cell office:value-type="string" calcext:value-type="string">
            <text:p>log(log(n))</text:p>
          </table:table-cell>
          <table:table-cell office:value-type="string" calcext:value-type="string">
            <text:p>2^(log(n))</text:p>
          </table:table-cell>
          <table:table-cell office:value-type="string" calcext:value-type="string">
            <text:p>n!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-n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.71" calcext:value-type="float">
            <text:p>2.7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-in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25" calcext:value-type="float">
            <text:p>2.2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.3441" calcext:value-type="float">
            <text:p>7.3441</text:p>
          </table:table-cell>
          <table:table-cell office:value-type="float" office:value="256" calcext:value-type="float">
            <text:p>256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.375" calcext:value-type="float">
            <text:p>3.375</text:p>
          </table:table-cell>
          <table:table-cell office:value-type="float" office:value="27" calcext:value-type="float">
            <text:p>27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9.9025" calcext:value-type="float">
            <text:p>19.9025</text:p>
          </table:table-cell>
          <table:table-cell office:value-type="float" office:value="65536" calcext:value-type="float">
            <text:p>65536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0.664449" calcext:value-type="float">
            <text:p>0.66444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5.0625" calcext:value-type="float">
            <text:p>5.0625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53.9358" calcext:value-type="float">
            <text:p>53.9358</text:p>
          </table:table-cell>
          <table:table-cell table:style-name="ce1" office:value-type="float" office:value="4294970000" calcext:value-type="float">
            <text:p>4.29E+09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7.59375" calcext:value-type="float">
            <text:p>7.59375</text:p>
          </table:table-cell>
          <table:table-cell office:value-type="float" office:value="125" calcext:value-type="float">
            <text:p>125</text:p>
          </table:table-cell>
          <table:table-cell table:style-name="ce1" office:value-type="float" office:value="4294970000" calcext:value-type="float">
            <text:p>4.29E+09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46.166" calcext:value-type="float">
            <text:p>146.166</text:p>
          </table:table-cell>
          <table:table-cell table:style-name="ce1" office:value-type="float" office:value="1.84467E+019" calcext:value-type="float">
            <text:p>1.84E+19</text:p>
          </table:table-cell>
          <table:table-cell table:style-name="Default" office:value-type="float" office:value="32" calcext:value-type="float">
            <text:p>32</text:p>
          </table:table-cell>
          <table:table-cell office:value-type="float" office:value="1.21532" calcext:value-type="float">
            <text:p>1.215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11.3906" calcext:value-type="float">
            <text:p>11.3906</text:p>
          </table:table-cell>
          <table:table-cell office:value-type="float" office:value="216" calcext:value-type="float">
            <text:p>216</text:p>
          </table:table-cell>
          <table:table-cell table:style-name="ce1" office:value-type="float" office:value="1.84467E+019" calcext:value-type="float">
            <text:p>1.84E+19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396.11" calcext:value-type="float">
            <text:p>396.11</text:p>
          </table:table-cell>
          <table:table-cell table:style-name="ce1" office:value-type="float" office:value="3.40282E+038" calcext:value-type="float">
            <text:p>3.40E+38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1.37014" calcext:value-type="float">
            <text:p>1.37014</text:p>
          </table:table-cell>
          <table:table-cell office:value-type="float" office:value="6" calcext:value-type="float">
            <text:p>6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17.0859" calcext:value-type="float">
            <text:p>17.0859</text:p>
          </table:table-cell>
          <table:table-cell office:value-type="float" office:value="343" calcext:value-type="float">
            <text:p>343</text:p>
          </table:table-cell>
          <table:table-cell table:style-name="ce1" office:value-type="float" office:value="3.40282E+038" calcext:value-type="float">
            <text:p>3.40E+38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896" calcext:value-type="float">
            <text:p>896</text:p>
          </table:table-cell>
          <table:table-cell table:style-name="Default" office:value-type="float" office:value="1073.46" calcext:value-type="float">
            <text:p>1073.46</text:p>
          </table:table-cell>
          <table:table-cell table:style-name="ce1" office:value-type="float" office:value="1.15792E+077" calcext:value-type="float">
            <text:p>1.16E+77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1.48921" calcext:value-type="float">
            <text:p>1.48921</text:p>
          </table:table-cell>
          <table:table-cell office:value-type="float" office:value="7" calcext:value-type="float">
            <text:p>7</text:p>
          </table:table-cell>
          <table:table-cell office:value-type="float" office:value="5040" calcext:value-type="float">
            <text:p>50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25.6289" calcext:value-type="float">
            <text:p>25.6289</text:p>
          </table:table-cell>
          <table:table-cell office:value-type="float" office:value="512" calcext:value-type="float">
            <text:p>512</text:p>
          </table:table-cell>
          <table:table-cell table:style-name="ce1" office:value-type="float" office:value="1.15792E+077" calcext:value-type="float">
            <text:p>1.16E+77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2048" calcext:value-type="float">
            <text:p>2048</text:p>
          </table:table-cell>
          <table:table-cell table:style-name="Default" office:value-type="float" office:value="2909.07" calcext:value-type="float">
            <text:p>2909.07</text:p>
          </table:table-cell>
          <table:table-cell table:style-name="ce1" office:value-type="float" office:value="1.34078E+154" calcext:value-type="float">
            <text:p>1.34E+154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1.58496" calcext:value-type="float">
            <text:p>1.58496</text:p>
          </table:table-cell>
          <table:table-cell office:value-type="float" office:value="8" calcext:value-type="float">
            <text:p>8</text:p>
          </table:table-cell>
          <table:table-cell office:value-type="float" office:value="40320" calcext:value-type="float">
            <text:p>403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38.4434" calcext:value-type="float">
            <text:p>38.4434</text:p>
          </table:table-cell>
          <table:table-cell office:value-type="float" office:value="729" calcext:value-type="float">
            <text:p>729</text:p>
          </table:table-cell>
          <table:table-cell table:style-name="ce1" office:value-type="float" office:value="1.34078E+154" calcext:value-type="float">
            <text:p>1.34E+154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608" calcext:value-type="float">
            <text:p>4608</text:p>
          </table:table-cell>
          <table:table-cell table:style-name="Default" office:value-type="float" office:value="7883.58" calcext:value-type="float">
            <text:p>7883.58</text:p>
          </table:table-cell>
          <table:table-cell office:value-type="string" calcext:value-type="string">
            <text:p>inf</text:p>
          </table:table-cell>
          <table:table-cell table:style-name="Default" office:value-type="float" office:value="512" calcext:value-type="float">
            <text:p>512</text:p>
          </table:table-cell>
          <table:table-cell office:value-type="float" office:value="1.66445" calcext:value-type="float">
            <text:p>1.66445</text:p>
          </table:table-cell>
          <table:table-cell office:value-type="float" office:value="9" calcext:value-type="float">
            <text:p>9</text:p>
          </table:table-cell>
          <table:table-cell office:value-type="float" office:value="362880" calcext:value-type="float">
            <text:p>3628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57.665" calcext:value-type="float">
            <text:p>57.66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f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0240" calcext:value-type="float">
            <text:p>10240</text:p>
          </table:table-cell>
          <table:table-cell table:style-name="Default" office:value-type="float" office:value="21364.5" calcext:value-type="float">
            <text:p>21364.5</text:p>
          </table:table-cell>
          <table:table-cell office:value-type="string" calcext:value-type="string">
            <text:p>inf</text:p>
          </table:table-cell>
          <table:table-cell table:style-name="Default" office:value-type="float" office:value="1024" calcext:value-type="float">
            <text:p>1024</text:p>
          </table:table-cell>
          <table:table-cell office:value-type="float" office:value="1.73202" calcext:value-type="float">
            <text:p>1.73202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3628800" calcext:value-type="float">
            <text:p>3.63E+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86.4976" calcext:value-type="float">
            <text:p>86.4976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inf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2528" calcext:value-type="float">
            <text:p>22528</text:p>
          </table:table-cell>
          <table:table-cell table:style-name="Default" office:value-type="float" office:value="57897.8" calcext:value-type="float">
            <text:p>57897.8</text:p>
          </table:table-cell>
          <table:table-cell office:value-type="string" calcext:value-type="string">
            <text:p>inf</text:p>
          </table:table-cell>
          <table:table-cell table:style-name="Default" office:value-type="float" office:value="2048" calcext:value-type="float">
            <text:p>2048</text:p>
          </table:table-cell>
          <table:table-cell office:value-type="float" office:value="1.79054" calcext:value-type="float">
            <text:p>1.79054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39916800" calcext:value-type="float">
            <text:p>3.99E+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29.746" calcext:value-type="float">
            <text:p>129.746</text:p>
          </table:table-cell>
          <table:table-cell office:value-type="float" office:value="1728" calcext:value-type="float">
            <text:p>1728</text:p>
          </table:table-cell>
          <table:table-cell office:value-type="string" calcext:value-type="string">
            <text:p>inf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49152" calcext:value-type="float">
            <text:p>49152</text:p>
          </table:table-cell>
          <table:table-cell table:style-name="Default" office:value-type="float" office:value="156903" calcext:value-type="float">
            <text:p>156903</text:p>
          </table:table-cell>
          <table:table-cell office:value-type="string" calcext:value-type="string">
            <text:p>inf</text:p>
          </table:table-cell>
          <table:table-cell table:style-name="Default" office:value-type="float" office:value="4096" calcext:value-type="float">
            <text:p>4096</text:p>
          </table:table-cell>
          <table:table-cell office:value-type="float" office:value="1.84196" calcext:value-type="float">
            <text:p>1.8419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479002000" calcext:value-type="float">
            <text:p>4.79E+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94.62" calcext:value-type="float">
            <text:p>194.62</text:p>
          </table:table-cell>
          <table:table-cell office:value-type="float" office:value="2197" calcext:value-type="float">
            <text:p>2197</text:p>
          </table:table-cell>
          <table:table-cell office:value-type="string" calcext:value-type="string">
            <text:p>inf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106496" calcext:value-type="float">
            <text:p>106496</text:p>
          </table:table-cell>
          <table:table-cell table:style-name="Default" office:value-type="float" office:value="425207" calcext:value-type="float">
            <text:p>425207</text:p>
          </table:table-cell>
          <table:table-cell office:value-type="string" calcext:value-type="string">
            <text:p>inf</text:p>
          </table:table-cell>
          <table:table-cell table:style-name="Default" office:value-type="float" office:value="8192" calcext:value-type="float">
            <text:p>8192</text:p>
          </table:table-cell>
          <table:table-cell office:value-type="float" office:value="1.8877" calcext:value-type="float">
            <text:p>1.8877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6227020000" calcext:value-type="float">
            <text:p>6.23E+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291.929" calcext:value-type="float">
            <text:p>291.929</text:p>
          </table:table-cell>
          <table:table-cell office:value-type="float" office:value="2744" calcext:value-type="float">
            <text:p>2744</text:p>
          </table:table-cell>
          <table:table-cell office:value-type="string" calcext:value-type="string">
            <text:p>inf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229376" calcext:value-type="float">
            <text:p>229376</text:p>
          </table:table-cell>
          <table:table-cell office:value-type="float" office:value="1152310" calcext:value-type="float">
            <text:p>1.15E+06</text:p>
          </table:table-cell>
          <table:table-cell office:value-type="string" calcext:value-type="string">
            <text:p>inf</text:p>
          </table:table-cell>
          <table:table-cell table:style-name="Default" office:value-type="float" office:value="16384" calcext:value-type="float">
            <text:p>16384</text:p>
          </table:table-cell>
          <table:table-cell office:value-type="float" office:value="1.92879" calcext:value-type="float">
            <text:p>1.92879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87178300000" calcext:value-type="float">
            <text:p>8.72E+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437.894" calcext:value-type="float">
            <text:p>437.894</text:p>
          </table:table-cell>
          <table:table-cell office:value-type="float" office:value="3375" calcext:value-type="float">
            <text:p>3375</text:p>
          </table:table-cell>
          <table:table-cell office:value-type="string" calcext:value-type="string">
            <text:p>inf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491520" calcext:value-type="float">
            <text:p>491520</text:p>
          </table:table-cell>
          <table:table-cell office:value-type="float" office:value="3122770" calcext:value-type="float">
            <text:p>3.12E+06</text:p>
          </table:table-cell>
          <table:table-cell office:value-type="string" calcext:value-type="string">
            <text:p>inf</text:p>
          </table:table-cell>
          <table:table-cell table:style-name="Default" office:value-type="float" office:value="32768" calcext:value-type="float">
            <text:p>32768</text:p>
          </table:table-cell>
          <table:table-cell office:value-type="float" office:value="1.96602" calcext:value-type="float">
            <text:p>1.96602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307670000000" calcext:value-type="float">
            <text:p>1.31E+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656.841" calcext:value-type="float">
            <text:p>656.841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inf</text:p>
          </table:table-cell>
          <table:table-cell office:value-type="float" office:value="16" calcext:value-type="float">
            <text:p>16</text:p>
          </table:table-cell>
          <table:table-cell office:value-type="float" office:value="1048580" calcext:value-type="float">
            <text:p>1.05E+06</text:p>
          </table:table-cell>
          <table:table-cell office:value-type="float" office:value="8462690" calcext:value-type="float">
            <text:p>8.46E+06</text:p>
          </table:table-cell>
          <table:table-cell office:value-type="string" calcext:value-type="string">
            <text:p>inf</text:p>
          </table:table-cell>
          <table:table-cell table:style-name="Default" office:value-type="float" office:value="65536" calcext:value-type="float">
            <text:p>6553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20922800000000" calcext:value-type="float">
            <text:p>2.09E+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float" office:value="985.261" calcext:value-type="float">
            <text:p>985.261</text:p>
          </table:table-cell>
          <table:table-cell office:value-type="float" office:value="4913" calcext:value-type="float">
            <text:p>4913</text:p>
          </table:table-cell>
          <table:table-cell office:value-type="string" calcext:value-type="string">
            <text:p>inf</text:p>
          </table:table-cell>
          <table:table-cell office:value-type="float" office:value="17" calcext:value-type="float">
            <text:p>17</text:p>
          </table:table-cell>
          <table:table-cell office:value-type="float" office:value="2228220" calcext:value-type="float">
            <text:p>2.23E+06</text:p>
          </table:table-cell>
          <table:table-cell office:value-type="float" office:value="22933900" calcext:value-type="float">
            <text:p>2.29E+07</text:p>
          </table:table-cell>
          <table:table-cell office:value-type="string" calcext:value-type="string">
            <text:p>inf</text:p>
          </table:table-cell>
          <table:table-cell table:style-name="Default" office:value-type="float" office:value="131072" calcext:value-type="float">
            <text:p>131072</text:p>
          </table:table-cell>
          <table:table-cell office:value-type="float" office:value="2.03121" calcext:value-type="float">
            <text:p>2.03121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355687000000000" calcext:value-type="float">
            <text:p>3.56E+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float" office:value="1477.89" calcext:value-type="float">
            <text:p>1477.89</text:p>
          </table:table-cell>
          <table:table-cell office:value-type="float" office:value="5832" calcext:value-type="float">
            <text:p>5832</text:p>
          </table:table-cell>
          <table:table-cell office:value-type="string" calcext:value-type="string">
            <text:p>inf</text:p>
          </table:table-cell>
          <table:table-cell office:value-type="float" office:value="18" calcext:value-type="float">
            <text:p>18</text:p>
          </table:table-cell>
          <table:table-cell office:value-type="float" office:value="4718590" calcext:value-type="float">
            <text:p>4.72E+06</text:p>
          </table:table-cell>
          <table:table-cell office:value-type="float" office:value="62150900" calcext:value-type="float">
            <text:p>6.22E+07</text:p>
          </table:table-cell>
          <table:table-cell office:value-type="string" calcext:value-type="string">
            <text:p>inf</text:p>
          </table:table-cell>
          <table:table-cell table:style-name="Default" office:value-type="float" office:value="262144" calcext:value-type="float">
            <text:p>262144</text:p>
          </table:table-cell>
          <table:table-cell office:value-type="float" office:value="2.06002" calcext:value-type="float">
            <text:p>2.0600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6402370000000000" calcext:value-type="float">
            <text:p>6.40E+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216.84" calcext:value-type="float">
            <text:p>2216.84</text:p>
          </table:table-cell>
          <table:table-cell office:value-type="float" office:value="6859" calcext:value-type="float">
            <text:p>6859</text:p>
          </table:table-cell>
          <table:table-cell office:value-type="string" calcext:value-type="string">
            <text:p>inf</text:p>
          </table:table-cell>
          <table:table-cell office:value-type="float" office:value="19" calcext:value-type="float">
            <text:p>19</text:p>
          </table:table-cell>
          <table:table-cell office:value-type="float" office:value="9961470" calcext:value-type="float">
            <text:p>9.96E+06</text:p>
          </table:table-cell>
          <table:table-cell office:value-type="float" office:value="168429000" calcext:value-type="float">
            <text:p>1.68E+08</text:p>
          </table:table-cell>
          <table:table-cell office:value-type="string" calcext:value-type="string">
            <text:p>inf</text:p>
          </table:table-cell>
          <table:table-cell table:style-name="Default" office:value-type="float" office:value="524288" calcext:value-type="float">
            <text:p>524288</text:p>
          </table:table-cell>
          <table:table-cell office:value-type="float" office:value="2.08676" calcext:value-type="float">
            <text:p>2.08676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.21645E+017" calcext:value-type="float">
            <text:p>1.22E+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3325.26" calcext:value-type="float">
            <text:p>3325.2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inf</text:p>
          </table:table-cell>
          <table:table-cell office:value-type="float" office:value="20" calcext:value-type="float">
            <text:p>20</text:p>
          </table:table-cell>
          <table:table-cell office:value-type="float" office:value="20971500" calcext:value-type="float">
            <text:p>2.10E+07</text:p>
          </table:table-cell>
          <table:table-cell office:value-type="float" office:value="456442000" calcext:value-type="float">
            <text:p>4.56E+08</text:p>
          </table:table-cell>
          <table:table-cell office:value-type="string" calcext:value-type="string">
            <text:p>inf</text:p>
          </table:table-cell>
          <table:table-cell office:value-type="float" office:value="1048580" calcext:value-type="float">
            <text:p>1.05E+06</text:p>
          </table:table-cell>
          <table:table-cell office:value-type="float" office:value="2.11168" calcext:value-type="float">
            <text:p>2.11168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2.4329E+018" calcext:value-type="float">
            <text:p>2.43E+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float" office:value="4987.89" calcext:value-type="float">
            <text:p>4987.89</text:p>
          </table:table-cell>
          <table:table-cell office:value-type="float" office:value="9261" calcext:value-type="float">
            <text:p>9261</text:p>
          </table:table-cell>
          <table:table-cell office:value-type="string" calcext:value-type="string">
            <text:p>inf</text:p>
          </table:table-cell>
          <table:table-cell office:value-type="float" office:value="21" calcext:value-type="float">
            <text:p>21</text:p>
          </table:table-cell>
          <table:table-cell office:value-type="float" office:value="44040200" calcext:value-type="float">
            <text:p>4.40E+07</text:p>
          </table:table-cell>
          <table:table-cell office:value-type="float" office:value="1236960000" calcext:value-type="float">
            <text:p>1.24E+09</text:p>
          </table:table-cell>
          <table:table-cell office:value-type="string" calcext:value-type="string">
            <text:p>inf</text:p>
          </table:table-cell>
          <table:table-cell office:value-type="float" office:value="2097150" calcext:value-type="float">
            <text:p>2.10E+06</text:p>
          </table:table-cell>
          <table:table-cell office:value-type="float" office:value="2.13498" calcext:value-type="float">
            <text:p>2.1349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float" office:value="7481.83" calcext:value-type="float">
            <text:p>7481.83</text:p>
          </table:table-cell>
          <table:table-cell office:value-type="float" office:value="10648" calcext:value-type="float">
            <text:p>10648</text:p>
          </table:table-cell>
          <table:table-cell office:value-type="string" calcext:value-type="string">
            <text:p>inf</text:p>
          </table:table-cell>
          <table:table-cell office:value-type="float" office:value="22" calcext:value-type="float">
            <text:p>22</text:p>
          </table:table-cell>
          <table:table-cell office:value-type="float" office:value="92274700" calcext:value-type="float">
            <text:p>9.23E+07</text:p>
          </table:table-cell>
          <table:table-cell office:value-type="float" office:value="3352160000" calcext:value-type="float">
            <text:p>3.35E+09</text:p>
          </table:table-cell>
          <table:table-cell office:value-type="string" calcext:value-type="string">
            <text:p>inf</text:p>
          </table:table-cell>
          <table:table-cell office:value-type="float" office:value="4194300" calcext:value-type="float">
            <text:p>4.19E+06</text:p>
          </table:table-cell>
          <table:table-cell office:value-type="float" office:value="2.15686" calcext:value-type="float">
            <text:p>2.15686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office:value-type="float" office:value="11222.7" calcext:value-type="float">
            <text:p>11222.7</text:p>
          </table:table-cell>
          <table:table-cell office:value-type="float" office:value="12167" calcext:value-type="float">
            <text:p>12167</text:p>
          </table:table-cell>
          <table:table-cell office:value-type="string" calcext:value-type="string">
            <text:p>inf</text:p>
          </table:table-cell>
          <table:table-cell office:value-type="float" office:value="23" calcext:value-type="float">
            <text:p>23</text:p>
          </table:table-cell>
          <table:table-cell office:value-type="float" office:value="192938000" calcext:value-type="float">
            <text:p>1.93E+08</text:p>
          </table:table-cell>
          <table:table-cell office:value-type="float" office:value="9084350000" calcext:value-type="float">
            <text:p>9.08E+09</text:p>
          </table:table-cell>
          <table:table-cell office:value-type="string" calcext:value-type="string">
            <text:p>inf</text:p>
          </table:table-cell>
          <table:table-cell office:value-type="float" office:value="8388610" calcext:value-type="float">
            <text:p>8.39E+06</text:p>
          </table:table-cell>
          <table:table-cell office:value-type="float" office:value="2.17746" calcext:value-type="float">
            <text:p>2.17746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float" office:value="16834.1" calcext:value-type="float">
            <text:p>16834.1</text:p>
          </table:table-cell>
          <table:table-cell office:value-type="float" office:value="13824" calcext:value-type="float">
            <text:p>13824</text:p>
          </table:table-cell>
          <table:table-cell office:value-type="string" calcext:value-type="string">
            <text:p>inf</text:p>
          </table:table-cell>
          <table:table-cell office:value-type="float" office:value="24" calcext:value-type="float">
            <text:p>24</text:p>
          </table:table-cell>
          <table:table-cell office:value-type="float" office:value="402653000" calcext:value-type="float">
            <text:p>4.03E+08</text:p>
          </table:table-cell>
          <table:table-cell office:value-type="float" office:value="24618600000" calcext:value-type="float">
            <text:p>2.46E+10</text:p>
          </table:table-cell>
          <table:table-cell office:value-type="string" calcext:value-type="string">
            <text:p>inf</text:p>
          </table:table-cell>
          <table:table-cell office:value-type="float" office:value="16777200" calcext:value-type="float">
            <text:p>1.68E+07</text:p>
          </table:table-cell>
          <table:table-cell office:value-type="float" office:value="2.19691" calcext:value-type="float">
            <text:p>2.19691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float" office:value="25251.2" calcext:value-type="float">
            <text:p>25251.2</text:p>
          </table:table-cell>
          <table:table-cell office:value-type="float" office:value="15625" calcext:value-type="float">
            <text:p>15625</text:p>
          </table:table-cell>
          <table:table-cell office:value-type="string" calcext:value-type="string">
            <text:p>inf</text:p>
          </table:table-cell>
          <table:table-cell office:value-type="float" office:value="25" calcext:value-type="float">
            <text:p>25</text:p>
          </table:table-cell>
          <table:table-cell office:value-type="float" office:value="838861000" calcext:value-type="float">
            <text:p>8.39E+08</text:p>
          </table:table-cell>
          <table:table-cell office:value-type="float" office:value="66716300000" calcext:value-type="float">
            <text:p>6.67E+10</text:p>
          </table:table-cell>
          <table:table-cell office:value-type="string" calcext:value-type="string">
            <text:p>inf</text:p>
          </table:table-cell>
          <table:table-cell office:value-type="float" office:value="33554400" calcext:value-type="float">
            <text:p>3.36E+07</text:p>
          </table:table-cell>
          <table:table-cell office:value-type="float" office:value="2.21532" calcext:value-type="float">
            <text:p>2.2153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office:value-type="float" office:value="37876.8" calcext:value-type="float">
            <text:p>37876.8</text:p>
          </table:table-cell>
          <table:table-cell office:value-type="float" office:value="17576" calcext:value-type="float">
            <text:p>17576</text:p>
          </table:table-cell>
          <table:table-cell office:value-type="string" calcext:value-type="string">
            <text:p>inf</text:p>
          </table:table-cell>
          <table:table-cell office:value-type="float" office:value="26" calcext:value-type="float">
            <text:p>26</text:p>
          </table:table-cell>
          <table:table-cell office:value-type="float" office:value="1744830000" calcext:value-type="float">
            <text:p>1.74E+09</text:p>
          </table:table-cell>
          <table:table-cell office:value-type="float" office:value="180801000000" calcext:value-type="float">
            <text:p>1.81E+11</text:p>
          </table:table-cell>
          <table:table-cell office:value-type="string" calcext:value-type="string">
            <text:p>inf</text:p>
          </table:table-cell>
          <table:table-cell office:value-type="float" office:value="67108900" calcext:value-type="float">
            <text:p>6.71E+07</text:p>
          </table:table-cell>
          <table:table-cell office:value-type="float" office:value="2.2328" calcext:value-type="float">
            <text:p>2.2328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office:value-type="float" office:value="56815.1" calcext:value-type="float">
            <text:p>56815.1</text:p>
          </table:table-cell>
          <table:table-cell office:value-type="float" office:value="19683" calcext:value-type="float">
            <text:p>19683</text:p>
          </table:table-cell>
          <table:table-cell office:value-type="string" calcext:value-type="string">
            <text:p>inf</text:p>
          </table:table-cell>
          <table:table-cell office:value-type="float" office:value="27" calcext:value-type="float">
            <text:p>27</text:p>
          </table:table-cell>
          <table:table-cell office:value-type="float" office:value="3623880000" calcext:value-type="float">
            <text:p>3.62E+09</text:p>
          </table:table-cell>
          <table:table-cell office:value-type="float" office:value="489972000000" calcext:value-type="float">
            <text:p>4.90E+11</text:p>
          </table:table-cell>
          <table:table-cell office:value-type="string" calcext:value-type="string">
            <text:p>inf</text:p>
          </table:table-cell>
          <table:table-cell office:value-type="float" office:value="134218000" calcext:value-type="float">
            <text:p>1.34E+08</text:p>
          </table:table-cell>
          <table:table-cell office:value-type="float" office:value="2.24941" calcext:value-type="float">
            <text:p>2.2494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float" office:value="85222.7" calcext:value-type="float">
            <text:p>85222.7</text:p>
          </table:table-cell>
          <table:table-cell office:value-type="float" office:value="21952" calcext:value-type="float">
            <text:p>21952</text:p>
          </table:table-cell>
          <table:table-cell office:value-type="string" calcext:value-type="string">
            <text:p>inf</text:p>
          </table:table-cell>
          <table:table-cell office:value-type="float" office:value="28" calcext:value-type="float">
            <text:p>28</text:p>
          </table:table-cell>
          <table:table-cell office:value-type="float" office:value="7516190000" calcext:value-type="float">
            <text:p>7.52E+09</text:p>
          </table:table-cell>
          <table:table-cell office:value-type="float" office:value="1327820000000" calcext:value-type="float">
            <text:p>1.33E+12</text:p>
          </table:table-cell>
          <table:table-cell office:value-type="string" calcext:value-type="string">
            <text:p>inf</text:p>
          </table:table-cell>
          <table:table-cell office:value-type="float" office:value="268435000" calcext:value-type="float">
            <text:p>2.68E+08</text:p>
          </table:table-cell>
          <table:table-cell office:value-type="float" office:value="2.26524" calcext:value-type="float">
            <text:p>2.26524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office:value-type="float" office:value="127834" calcext:value-type="float">
            <text:p>127834</text:p>
          </table:table-cell>
          <table:table-cell office:value-type="float" office:value="24389" calcext:value-type="float">
            <text:p>24389</text:p>
          </table:table-cell>
          <table:table-cell office:value-type="string" calcext:value-type="string">
            <text:p>inf</text:p>
          </table:table-cell>
          <table:table-cell office:value-type="float" office:value="29" calcext:value-type="float">
            <text:p>29</text:p>
          </table:table-cell>
          <table:table-cell office:value-type="float" office:value="15569300000" calcext:value-type="float">
            <text:p>1.56E+10</text:p>
          </table:table-cell>
          <table:table-cell office:value-type="float" office:value="3598400000000" calcext:value-type="float">
            <text:p>3.60E+12</text:p>
          </table:table-cell>
          <table:table-cell office:value-type="string" calcext:value-type="string">
            <text:p>inf</text:p>
          </table:table-cell>
          <table:table-cell office:value-type="float" office:value="536871000" calcext:value-type="float">
            <text:p>5.37E+08</text:p>
          </table:table-cell>
          <table:table-cell office:value-type="float" office:value="2.28036" calcext:value-type="float">
            <text:p>2.2803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191751" calcext:value-type="float">
            <text:p>191751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inf</text:p>
          </table:table-cell>
          <table:table-cell office:value-type="float" office:value="30" calcext:value-type="float">
            <text:p>30</text:p>
          </table:table-cell>
          <table:table-cell office:value-type="float" office:value="32212300000" calcext:value-type="float">
            <text:p>3.22E+10</text:p>
          </table:table-cell>
          <table:table-cell office:value-type="float" office:value="9751660000000" calcext:value-type="float">
            <text:p>9.75E+12</text:p>
          </table:table-cell>
          <table:table-cell office:value-type="string" calcext:value-type="string">
            <text:p>inf</text:p>
          </table:table-cell>
          <table:table-cell office:value-type="float" office:value="1073740000" calcext:value-type="float">
            <text:p>1.07E+09</text:p>
          </table:table-cell>
          <table:table-cell office:value-type="float" office:value="2.29481" calcext:value-type="float">
            <text:p>2.2948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office:value-type="float" office:value="287627" calcext:value-type="float">
            <text:p>287627</text:p>
          </table:table-cell>
          <table:table-cell office:value-type="float" office:value="29791" calcext:value-type="float">
            <text:p>29791</text:p>
          </table:table-cell>
          <table:table-cell office:value-type="string" calcext:value-type="string">
            <text:p>inf</text:p>
          </table:table-cell>
          <table:table-cell office:value-type="float" office:value="31" calcext:value-type="float">
            <text:p>31</text:p>
          </table:table-cell>
          <table:table-cell office:value-type="float" office:value="66572000000" calcext:value-type="float">
            <text:p>6.66E+10</text:p>
          </table:table-cell>
          <table:table-cell office:value-type="float" office:value="26427000000000" calcext:value-type="float">
            <text:p>2.64E+13</text:p>
          </table:table-cell>
          <table:table-cell office:value-type="string" calcext:value-type="string">
            <text:p>inf</text:p>
          </table:table-cell>
          <table:table-cell office:value-type="float" office:value="2147480000" calcext:value-type="float">
            <text:p>2.15E+09</text:p>
          </table:table-cell>
          <table:table-cell office:value-type="float" office:value="2.30865" calcext:value-type="float">
            <text:p>2.30865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office:value-type="float" office:value="431440" calcext:value-type="float">
            <text:p>43144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inf</text:p>
          </table:table-cell>
          <table:table-cell office:value-type="float" office:value="32" calcext:value-type="float">
            <text:p>32</text:p>
          </table:table-cell>
          <table:table-cell office:value-type="float" office:value="137439000000" calcext:value-type="float">
            <text:p>1.37E+11</text:p>
          </table:table-cell>
          <table:table-cell office:value-type="float" office:value="71617200000000" calcext:value-type="float">
            <text:p>7.16E+13</text:p>
          </table:table-cell>
          <table:table-cell office:value-type="string" calcext:value-type="string">
            <text:p>inf</text:p>
          </table:table-cell>
          <table:table-cell office:value-type="float" office:value="4294970000" calcext:value-type="float">
            <text:p>4.29E+09</text:p>
          </table:table-cell>
          <table:table-cell office:value-type="float" office:value="2.32193" calcext:value-type="float">
            <text:p>2.32193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office:value-type="float" office:value="647160" calcext:value-type="float">
            <text:p>647160</text:p>
          </table:table-cell>
          <table:table-cell office:value-type="float" office:value="35937" calcext:value-type="float">
            <text:p>35937</text:p>
          </table:table-cell>
          <table:table-cell office:value-type="string" calcext:value-type="string">
            <text:p>inf</text:p>
          </table:table-cell>
          <table:table-cell office:value-type="float" office:value="33" calcext:value-type="float">
            <text:p>33</text:p>
          </table:table-cell>
          <table:table-cell office:value-type="float" office:value="283468000000" calcext:value-type="float">
            <text:p>2.83E+11</text:p>
          </table:table-cell>
          <table:table-cell office:value-type="float" office:value="194083000000000" calcext:value-type="float">
            <text:p>1.94E+14</text:p>
          </table:table-cell>
          <table:table-cell office:value-type="string" calcext:value-type="string">
            <text:p>inf</text:p>
          </table:table-cell>
          <table:table-cell office:value-type="float" office:value="8589930000" calcext:value-type="float">
            <text:p>8.59E+09</text:p>
          </table:table-cell>
          <table:table-cell office:value-type="float" office:value="2.33468" calcext:value-type="float">
            <text:p>2.33468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970740" calcext:value-type="float">
            <text:p>970740</text:p>
          </table:table-cell>
          <table:table-cell office:value-type="float" office:value="39304" calcext:value-type="float">
            <text:p>39304</text:p>
          </table:table-cell>
          <table:table-cell office:value-type="string" calcext:value-type="string">
            <text:p>inf</text:p>
          </table:table-cell>
          <table:table-cell office:value-type="float" office:value="34" calcext:value-type="float">
            <text:p>34</text:p>
          </table:table-cell>
          <table:table-cell office:value-type="float" office:value="584116000000" calcext:value-type="float">
            <text:p>5.84E+11</text:p>
          </table:table-cell>
          <table:table-cell office:value-type="float" office:value="525964000000000" calcext:value-type="float">
            <text:p>5.26E+14</text:p>
          </table:table-cell>
          <table:table-cell office:value-type="string" calcext:value-type="string">
            <text:p>inf</text:p>
          </table:table-cell>
          <table:table-cell office:value-type="float" office:value="17179900000" calcext:value-type="float">
            <text:p>1.72E+10</text:p>
          </table:table-cell>
          <table:table-cell office:value-type="float" office:value="2.34695" calcext:value-type="float">
            <text:p>2.34695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56110" calcext:value-type="float">
            <text:p>1.46E+06</text:p>
          </table:table-cell>
          <table:table-cell office:value-type="float" office:value="42875" calcext:value-type="float">
            <text:p>42875</text:p>
          </table:table-cell>
          <table:table-cell office:value-type="string" calcext:value-type="string">
            <text:p>inf</text:p>
          </table:table-cell>
          <table:table-cell office:value-type="float" office:value="35" calcext:value-type="float">
            <text:p>35</text:p>
          </table:table-cell>
          <table:table-cell office:value-type="float" office:value="1202590000000" calcext:value-type="float">
            <text:p>1.20E+12</text:p>
          </table:table-cell>
          <table:table-cell office:value-type="float" office:value="1425360000000000" calcext:value-type="float">
            <text:p>1.43E+15</text:p>
          </table:table-cell>
          <table:table-cell office:value-type="string" calcext:value-type="string">
            <text:p>inf</text:p>
          </table:table-cell>
          <table:table-cell office:value-type="float" office:value="34359700000" calcext:value-type="float">
            <text:p>3.44E+10</text:p>
          </table:table-cell>
          <table:table-cell office:value-type="float" office:value="2.35876" calcext:value-type="float">
            <text:p>2.35876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84160" calcext:value-type="float">
            <text:p>2.18E+06</text:p>
          </table:table-cell>
          <table:table-cell office:value-type="float" office:value="46656" calcext:value-type="float">
            <text:p>46656</text:p>
          </table:table-cell>
          <table:table-cell office:value-type="string" calcext:value-type="string">
            <text:p>inf</text:p>
          </table:table-cell>
          <table:table-cell office:value-type="float" office:value="36" calcext:value-type="float">
            <text:p>36</text:p>
          </table:table-cell>
          <table:table-cell office:value-type="float" office:value="2473900000000" calcext:value-type="float">
            <text:p>2.47E+12</text:p>
          </table:table-cell>
          <table:table-cell office:value-type="float" office:value="3862730000000000" calcext:value-type="float">
            <text:p>3.86E+15</text:p>
          </table:table-cell>
          <table:table-cell office:value-type="string" calcext:value-type="string">
            <text:p>inf</text:p>
          </table:table-cell>
          <table:table-cell office:value-type="float" office:value="68719500000" calcext:value-type="float">
            <text:p>6.87E+10</text:p>
          </table:table-cell>
          <table:table-cell office:value-type="float" office:value="2.37014" calcext:value-type="float">
            <text:p>2.37014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276250" calcext:value-type="float">
            <text:p>3.28E+06</text:p>
          </table:table-cell>
          <table:table-cell office:value-type="float" office:value="50653" calcext:value-type="float">
            <text:p>50653</text:p>
          </table:table-cell>
          <table:table-cell office:value-type="string" calcext:value-type="string">
            <text:p>inf</text:p>
          </table:table-cell>
          <table:table-cell office:value-type="float" office:value="37" calcext:value-type="float">
            <text:p>37</text:p>
          </table:table-cell>
          <table:table-cell office:value-type="float" office:value="5085240000000" calcext:value-type="float">
            <text:p>5.09E+12</text:p>
          </table:table-cell>
          <table:table-cell office:value-type="float" office:value="1.0468E+016" calcext:value-type="float">
            <text:p>1.05E+16</text:p>
          </table:table-cell>
          <table:table-cell office:value-type="string" calcext:value-type="string">
            <text:p>inf</text:p>
          </table:table-cell>
          <table:table-cell office:value-type="float" office:value="137439000000" calcext:value-type="float">
            <text:p>1.37E+11</text:p>
          </table:table-cell>
          <table:table-cell office:value-type="float" office:value="2.38113" calcext:value-type="float">
            <text:p>2.3811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14370" calcext:value-type="float">
            <text:p>4.91E+06</text:p>
          </table:table-cell>
          <table:table-cell office:value-type="float" office:value="54872" calcext:value-type="float">
            <text:p>54872</text:p>
          </table:table-cell>
          <table:table-cell office:value-type="string" calcext:value-type="string">
            <text:p>inf</text:p>
          </table:table-cell>
          <table:table-cell office:value-type="float" office:value="38" calcext:value-type="float">
            <text:p>38</text:p>
          </table:table-cell>
          <table:table-cell office:value-type="float" office:value="10445400000000" calcext:value-type="float">
            <text:p>1.04E+13</text:p>
          </table:table-cell>
          <table:table-cell office:value-type="float" office:value="2.83683E+016" calcext:value-type="float">
            <text:p>2.84E+16</text:p>
          </table:table-cell>
          <table:table-cell office:value-type="string" calcext:value-type="string">
            <text:p>inf</text:p>
          </table:table-cell>
          <table:table-cell office:value-type="float" office:value="274878000000" calcext:value-type="float">
            <text:p>2.75E+11</text:p>
          </table:table-cell>
          <table:table-cell office:value-type="float" office:value="2.39175" calcext:value-type="float">
            <text:p>2.39175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371550" calcext:value-type="float">
            <text:p>7.37E+06</text:p>
          </table:table-cell>
          <table:table-cell office:value-type="float" office:value="59319" calcext:value-type="float">
            <text:p>59319</text:p>
          </table:table-cell>
          <table:table-cell office:value-type="string" calcext:value-type="string">
            <text:p>inf</text:p>
          </table:table-cell>
          <table:table-cell office:value-type="float" office:value="39" calcext:value-type="float">
            <text:p>39</text:p>
          </table:table-cell>
          <table:table-cell office:value-type="float" office:value="21440500000000" calcext:value-type="float">
            <text:p>2.14E+13</text:p>
          </table:table-cell>
          <table:table-cell office:value-type="float" office:value="7.6878E+016" calcext:value-type="float">
            <text:p>7.69E+16</text:p>
          </table:table-cell>
          <table:table-cell office:value-type="string" calcext:value-type="string">
            <text:p>inf</text:p>
          </table:table-cell>
          <table:table-cell office:value-type="float" office:value="549756000000" calcext:value-type="float">
            <text:p>5.50E+11</text:p>
          </table:table-cell>
          <table:table-cell office:value-type="float" office:value="2.40201" calcext:value-type="float">
            <text:p>2.40201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057300" calcext:value-type="float">
            <text:p>1.11E+07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inf</text:p>
          </table:table-cell>
          <table:table-cell office:value-type="float" office:value="40" calcext:value-type="float">
            <text:p>40</text:p>
          </table:table-cell>
          <table:table-cell office:value-type="float" office:value="43980500000000" calcext:value-type="float">
            <text:p>4.40E+13</text:p>
          </table:table-cell>
          <table:table-cell office:value-type="float" office:value="2.0834E+017" calcext:value-type="float">
            <text:p>2.08E+17</text:p>
          </table:table-cell>
          <table:table-cell office:value-type="string" calcext:value-type="string">
            <text:p>inf</text:p>
          </table:table-cell>
          <table:table-cell office:value-type="float" office:value="1099510000000" calcext:value-type="float">
            <text:p>1.10E+12</text:p>
          </table:table-cell>
          <table:table-cell office:value-type="float" office:value="2.41195" calcext:value-type="float">
            <text:p>2.4119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586000" calcext:value-type="float">
            <text:p>1.66E+07</text:p>
          </table:table-cell>
          <table:table-cell office:value-type="float" office:value="68921" calcext:value-type="float">
            <text:p>68921</text:p>
          </table:table-cell>
          <table:table-cell office:value-type="string" calcext:value-type="string">
            <text:p>inf</text:p>
          </table:table-cell>
          <table:table-cell office:value-type="float" office:value="41" calcext:value-type="float">
            <text:p>41</text:p>
          </table:table-cell>
          <table:table-cell office:value-type="float" office:value="90160000000000" calcext:value-type="float">
            <text:p>9.02E+13</text:p>
          </table:table-cell>
          <table:table-cell office:value-type="float" office:value="5.646E+017" calcext:value-type="float">
            <text:p>5.65E+17</text:p>
          </table:table-cell>
          <table:table-cell office:value-type="string" calcext:value-type="string">
            <text:p>inf</text:p>
          </table:table-cell>
          <table:table-cell office:value-type="float" office:value="2199020000000" calcext:value-type="float">
            <text:p>2.20E+12</text:p>
          </table:table-cell>
          <table:table-cell office:value-type="float" office:value="2.42157" calcext:value-type="float">
            <text:p>2.4215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879000" calcext:value-type="float">
            <text:p>2.49E+07</text:p>
          </table:table-cell>
          <table:table-cell office:value-type="float" office:value="74088" calcext:value-type="float">
            <text:p>74088</text:p>
          </table:table-cell>
          <table:table-cell office:value-type="string" calcext:value-type="string">
            <text:p>inf</text:p>
          </table:table-cell>
          <table:table-cell office:value-type="float" office:value="42" calcext:value-type="float">
            <text:p>42</text:p>
          </table:table-cell>
          <table:table-cell office:value-type="float" office:value="184718000000000" calcext:value-type="float">
            <text:p>1.85E+14</text:p>
          </table:table-cell>
          <table:table-cell office:value-type="float" office:value="1.53007E+018" calcext:value-type="float">
            <text:p>1.53E+18</text:p>
          </table:table-cell>
          <table:table-cell office:value-type="string" calcext:value-type="string">
            <text:p>inf</text:p>
          </table:table-cell>
          <table:table-cell office:value-type="float" office:value="4398050000000" calcext:value-type="float">
            <text:p>4.40E+12</text:p>
          </table:table-cell>
          <table:table-cell office:value-type="float" office:value="2.43091" calcext:value-type="float">
            <text:p>2.4309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318500" calcext:value-type="float">
            <text:p>3.73E+07</text:p>
          </table:table-cell>
          <table:table-cell office:value-type="float" office:value="79507" calcext:value-type="float">
            <text:p>79507</text:p>
          </table:table-cell>
          <table:table-cell office:value-type="string" calcext:value-type="string">
            <text:p>inf</text:p>
          </table:table-cell>
          <table:table-cell office:value-type="float" office:value="43" calcext:value-type="float">
            <text:p>43</text:p>
          </table:table-cell>
          <table:table-cell office:value-type="float" office:value="378232000000000" calcext:value-type="float">
            <text:p>3.78E+14</text:p>
          </table:table-cell>
          <table:table-cell office:value-type="float" office:value="4.14648E+018" calcext:value-type="float">
            <text:p>4.15E+18</text:p>
          </table:table-cell>
          <table:table-cell office:value-type="string" calcext:value-type="string">
            <text:p>inf</text:p>
          </table:table-cell>
          <table:table-cell office:value-type="float" office:value="8796090000000" calcext:value-type="float">
            <text:p>8.80E+12</text:p>
          </table:table-cell>
          <table:table-cell office:value-type="float" office:value="2.43996" calcext:value-type="float">
            <text:p>2.43996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5977700" calcext:value-type="float">
            <text:p>5.60E+07</text:p>
          </table:table-cell>
          <table:table-cell office:value-type="float" office:value="85184" calcext:value-type="float">
            <text:p>85184</text:p>
          </table:table-cell>
          <table:table-cell office:value-type="string" calcext:value-type="string">
            <text:p>inf</text:p>
          </table:table-cell>
          <table:table-cell office:value-type="float" office:value="44" calcext:value-type="float">
            <text:p>44</text:p>
          </table:table-cell>
          <table:table-cell office:value-type="float" office:value="774056000000000" calcext:value-type="float">
            <text:p>7.74E+14</text:p>
          </table:table-cell>
          <table:table-cell office:value-type="float" office:value="1.1237E+019" calcext:value-type="float">
            <text:p>1.12E+19</text:p>
          </table:table-cell>
          <table:table-cell office:value-type="string" calcext:value-type="string">
            <text:p>inf</text:p>
          </table:table-cell>
          <table:table-cell office:value-type="float" office:value="17592200000000" calcext:value-type="float">
            <text:p>1.76E+13</text:p>
          </table:table-cell>
          <table:table-cell office:value-type="float" office:value="2.44875" calcext:value-type="float">
            <text:p>2.44875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3966600" calcext:value-type="float">
            <text:p>8.40E+07</text:p>
          </table:table-cell>
          <table:table-cell office:value-type="float" office:value="91125" calcext:value-type="float">
            <text:p>91125</text:p>
          </table:table-cell>
          <table:table-cell office:value-type="string" calcext:value-type="string">
            <text:p>inf</text:p>
          </table:table-cell>
          <table:table-cell office:value-type="float" office:value="45" calcext:value-type="float">
            <text:p>45</text:p>
          </table:table-cell>
          <table:table-cell office:value-type="float" office:value="1583300000000000" calcext:value-type="float">
            <text:p>1.58E+15</text:p>
          </table:table-cell>
          <table:table-cell office:value-type="float" office:value="3.04522E+019" calcext:value-type="float">
            <text:p>3.05E+19</text:p>
          </table:table-cell>
          <table:table-cell office:value-type="string" calcext:value-type="string">
            <text:p>inf</text:p>
          </table:table-cell>
          <table:table-cell office:value-type="float" office:value="35184400000000" calcext:value-type="float">
            <text:p>3.52E+13</text:p>
          </table:table-cell>
          <table:table-cell office:value-type="float" office:value="2.45729" calcext:value-type="float">
            <text:p>2.45729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5950000" calcext:value-type="float">
            <text:p>1.26E+08</text:p>
          </table:table-cell>
          <table:table-cell office:value-type="float" office:value="97336" calcext:value-type="float">
            <text:p>97336</text:p>
          </table:table-cell>
          <table:table-cell office:value-type="string" calcext:value-type="string">
            <text:p>inf</text:p>
          </table:table-cell>
          <table:table-cell office:value-type="float" office:value="46" calcext:value-type="float">
            <text:p>46</text:p>
          </table:table-cell>
          <table:table-cell office:value-type="float" office:value="3236960000000000" calcext:value-type="float">
            <text:p>3.24E+15</text:p>
          </table:table-cell>
          <table:table-cell office:value-type="float" office:value="8.25254E+019" calcext:value-type="float">
            <text:p>8.25E+19</text:p>
          </table:table-cell>
          <table:table-cell office:value-type="string" calcext:value-type="string">
            <text:p>inf</text:p>
          </table:table-cell>
          <table:table-cell office:value-type="float" office:value="70368700000000" calcext:value-type="float">
            <text:p>7.04E+13</text:p>
          </table:table-cell>
          <table:table-cell office:value-type="float" office:value="2.4656" calcext:value-type="float">
            <text:p>2.4656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8925000" calcext:value-type="float">
            <text:p>1.89E+08</text:p>
          </table:table-cell>
          <table:table-cell office:value-type="float" office:value="103823" calcext:value-type="float">
            <text:p>103823</text:p>
          </table:table-cell>
          <table:table-cell office:value-type="string" calcext:value-type="string">
            <text:p>inf</text:p>
          </table:table-cell>
          <table:table-cell office:value-type="float" office:value="47" calcext:value-type="float">
            <text:p>47</text:p>
          </table:table-cell>
          <table:table-cell office:value-type="float" office:value="6614660000000000" calcext:value-type="float">
            <text:p>6.61E+15</text:p>
          </table:table-cell>
          <table:table-cell office:value-type="float" office:value="2.23644E+020" calcext:value-type="float">
            <text:p>2.24E+20</text:p>
          </table:table-cell>
          <table:table-cell office:value-type="string" calcext:value-type="string">
            <text:p>inf</text:p>
          </table:table-cell>
          <table:table-cell office:value-type="float" office:value="140737000000000" calcext:value-type="float">
            <text:p>1.41E+14</text:p>
          </table:table-cell>
          <table:table-cell office:value-type="float" office:value="2.47368" calcext:value-type="float">
            <text:p>2.47368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3387000" calcext:value-type="float">
            <text:p>2.83E+08</text:p>
          </table:table-cell>
          <table:table-cell office:value-type="float" office:value="110592" calcext:value-type="float">
            <text:p>110592</text:p>
          </table:table-cell>
          <table:table-cell office:value-type="string" calcext:value-type="string">
            <text:p>inf</text:p>
          </table:table-cell>
          <table:table-cell office:value-type="float" office:value="48" calcext:value-type="float">
            <text:p>48</text:p>
          </table:table-cell>
          <table:table-cell office:value-type="float" office:value="1.35108E+016" calcext:value-type="float">
            <text:p>1.35E+16</text:p>
          </table:table-cell>
          <table:table-cell office:value-type="float" office:value="6.06074E+020" calcext:value-type="float">
            <text:p>6.06E+20</text:p>
          </table:table-cell>
          <table:table-cell office:value-type="string" calcext:value-type="string">
            <text:p>inf</text:p>
          </table:table-cell>
          <table:table-cell office:value-type="float" office:value="281475000000000" calcext:value-type="float">
            <text:p>2.81E+14</text:p>
          </table:table-cell>
          <table:table-cell office:value-type="float" office:value="2.48155" calcext:value-type="float">
            <text:p>2.4815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25081000" calcext:value-type="float">
            <text:p>4.25E+08</text:p>
          </table:table-cell>
          <table:table-cell office:value-type="float" office:value="117649" calcext:value-type="float">
            <text:p>117649</text:p>
          </table:table-cell>
          <table:table-cell office:value-type="string" calcext:value-type="string">
            <text:p>inf</text:p>
          </table:table-cell>
          <table:table-cell office:value-type="float" office:value="49" calcext:value-type="float">
            <text:p>49</text:p>
          </table:table-cell>
          <table:table-cell office:value-type="float" office:value="2.75845E+016" calcext:value-type="float">
            <text:p>2.76E+16</text:p>
          </table:table-cell>
          <table:table-cell office:value-type="float" office:value="1.64246E+021" calcext:value-type="float">
            <text:p>1.64E+21</text:p>
          </table:table-cell>
          <table:table-cell office:value-type="string" calcext:value-type="string">
            <text:p>inf</text:p>
          </table:table-cell>
          <table:table-cell office:value-type="float" office:value="562950000000000" calcext:value-type="float">
            <text:p>5.63E+14</text:p>
          </table:table-cell>
          <table:table-cell office:value-type="float" office:value="2.48921" calcext:value-type="float">
            <text:p>2.48921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7622000" calcext:value-type="float">
            <text:p>6.38E+08</text:p>
          </table:table-cell>
          <table:table-cell office:value-type="float" office:value="125000" calcext:value-type="float">
            <text:p>125000</text:p>
          </table:table-cell>
          <table:table-cell office:value-type="string" calcext:value-type="string">
            <text:p>inf</text:p>
          </table:table-cell>
          <table:table-cell office:value-type="float" office:value="50" calcext:value-type="float">
            <text:p>50</text:p>
          </table:table-cell>
          <table:table-cell office:value-type="float" office:value="5.6295E+016" calcext:value-type="float">
            <text:p>5.63E+16</text:p>
          </table:table-cell>
          <table:table-cell office:value-type="float" office:value="4.45107E+021" calcext:value-type="float">
            <text:p>4.45E+21</text:p>
          </table:table-cell>
          <table:table-cell office:value-type="string" calcext:value-type="string">
            <text:p>inf</text:p>
          </table:table-cell>
          <table:table-cell office:value-type="float" office:value="1125900000000000" calcext:value-type="float">
            <text:p>1.13E+15</text:p>
          </table:table-cell>
          <table:table-cell office:value-type="float" office:value="2.49668" calcext:value-type="float">
            <text:p>2.4966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56432000" calcext:value-type="float">
            <text:p>9.56E+08</text:p>
          </table:table-cell>
          <table:table-cell office:value-type="float" office:value="132651" calcext:value-type="float">
            <text:p>132651</text:p>
          </table:table-cell>
          <table:table-cell office:value-type="string" calcext:value-type="string">
            <text:p>inf</text:p>
          </table:table-cell>
          <table:table-cell office:value-type="float" office:value="51" calcext:value-type="float">
            <text:p>51</text:p>
          </table:table-cell>
          <table:table-cell office:value-type="float" office:value="1.14842E+017" calcext:value-type="float">
            <text:p>1.15E+17</text:p>
          </table:table-cell>
          <table:table-cell office:value-type="float" office:value="1.20624E+022" calcext:value-type="float">
            <text:p>1.21E+22</text:p>
          </table:table-cell>
          <table:table-cell office:value-type="string" calcext:value-type="string">
            <text:p>inf</text:p>
          </table:table-cell>
          <table:table-cell office:value-type="float" office:value="2251800000000000" calcext:value-type="float">
            <text:p>2.25E+15</text:p>
          </table:table-cell>
          <table:table-cell office:value-type="float" office:value="2.50397" calcext:value-type="float">
            <text:p>2.50397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34650000" calcext:value-type="float">
            <text:p>1.43E+09</text:p>
          </table:table-cell>
          <table:table-cell office:value-type="float" office:value="140608" calcext:value-type="float">
            <text:p>140608</text:p>
          </table:table-cell>
          <table:table-cell office:value-type="string" calcext:value-type="string">
            <text:p>inf</text:p>
          </table:table-cell>
          <table:table-cell office:value-type="float" office:value="52" calcext:value-type="float">
            <text:p>52</text:p>
          </table:table-cell>
          <table:table-cell office:value-type="float" office:value="2.34187E+017" calcext:value-type="float">
            <text:p>2.34E+17</text:p>
          </table:table-cell>
          <table:table-cell office:value-type="float" office:value="3.26891E+022" calcext:value-type="float">
            <text:p>3.27E+22</text:p>
          </table:table-cell>
          <table:table-cell office:value-type="string" calcext:value-type="string">
            <text:p>inf</text:p>
          </table:table-cell>
          <table:table-cell office:value-type="float" office:value="4503600000000000" calcext:value-type="float">
            <text:p>4.50E+15</text:p>
          </table:table-cell>
          <table:table-cell office:value-type="float" office:value="2.51107" calcext:value-type="float">
            <text:p>2.51107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151970000" calcext:value-type="float">
            <text:p>2.15E+09</text:p>
          </table:table-cell>
          <table:table-cell office:value-type="float" office:value="148877" calcext:value-type="float">
            <text:p>148877</text:p>
          </table:table-cell>
          <table:table-cell office:value-type="string" calcext:value-type="string">
            <text:p>inf</text:p>
          </table:table-cell>
          <table:table-cell office:value-type="float" office:value="53" calcext:value-type="float">
            <text:p>53</text:p>
          </table:table-cell>
          <table:table-cell office:value-type="float" office:value="4.77382E+017" calcext:value-type="float">
            <text:p>4.77E+17</text:p>
          </table:table-cell>
          <table:table-cell office:value-type="float" office:value="8.85875E+022" calcext:value-type="float">
            <text:p>8.86E+22</text:p>
          </table:table-cell>
          <table:table-cell office:value-type="string" calcext:value-type="string">
            <text:p>inf</text:p>
          </table:table-cell>
          <table:table-cell office:value-type="float" office:value="9.0072E+015" calcext:value-type="float">
            <text:p>9.01E+15</text:p>
          </table:table-cell>
          <table:table-cell office:value-type="float" office:value="2.51801" calcext:value-type="float">
            <text:p>2.51801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227960000" calcext:value-type="float">
            <text:p>3.23E+09</text:p>
          </table:table-cell>
          <table:table-cell office:value-type="float" office:value="157464" calcext:value-type="float">
            <text:p>157464</text:p>
          </table:table-cell>
          <table:table-cell office:value-type="string" calcext:value-type="string">
            <text:p>inf</text:p>
          </table:table-cell>
          <table:table-cell office:value-type="float" office:value="54" calcext:value-type="float">
            <text:p>54</text:p>
          </table:table-cell>
          <table:table-cell office:value-type="float" office:value="9.72778E+017" calcext:value-type="float">
            <text:p>9.73E+17</text:p>
          </table:table-cell>
          <table:table-cell office:value-type="float" office:value="2.40072E+023" calcext:value-type="float">
            <text:p>2.40E+23</text:p>
          </table:table-cell>
          <table:table-cell office:value-type="string" calcext:value-type="string">
            <text:p>inf</text:p>
          </table:table-cell>
          <table:table-cell office:value-type="float" office:value="1.80144E+016" calcext:value-type="float">
            <text:p>1.80E+16</text:p>
          </table:table-cell>
          <table:table-cell office:value-type="float" office:value="2.52479" calcext:value-type="float">
            <text:p>2.52479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41940000" calcext:value-type="float">
            <text:p>4.84E+09</text:p>
          </table:table-cell>
          <table:table-cell office:value-type="float" office:value="166375" calcext:value-type="float">
            <text:p>166375</text:p>
          </table:table-cell>
          <table:table-cell office:value-type="string" calcext:value-type="string">
            <text:p>inf</text:p>
          </table:table-cell>
          <table:table-cell office:value-type="float" office:value="55" calcext:value-type="float">
            <text:p>55</text:p>
          </table:table-cell>
          <table:table-cell office:value-type="float" office:value="1.98158E+018" calcext:value-type="float">
            <text:p>1.98E+18</text:p>
          </table:table-cell>
          <table:table-cell office:value-type="float" office:value="6.50595E+023" calcext:value-type="float">
            <text:p>6.51E+23</text:p>
          </table:table-cell>
          <table:table-cell office:value-type="string" calcext:value-type="string">
            <text:p>inf</text:p>
          </table:table-cell>
          <table:table-cell office:value-type="float" office:value="3.60288E+016" calcext:value-type="float">
            <text:p>3.60E+16</text:p>
          </table:table-cell>
          <table:table-cell office:value-type="float" office:value="2.53141" calcext:value-type="float">
            <text:p>2.53141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262910000" calcext:value-type="float">
            <text:p>7.26E+09</text:p>
          </table:table-cell>
          <table:table-cell office:value-type="float" office:value="175616" calcext:value-type="float">
            <text:p>175616</text:p>
          </table:table-cell>
          <table:table-cell office:value-type="string" calcext:value-type="string">
            <text:p>inf</text:p>
          </table:table-cell>
          <table:table-cell office:value-type="float" office:value="56" calcext:value-type="float">
            <text:p>56</text:p>
          </table:table-cell>
          <table:table-cell office:value-type="float" office:value="4.03523E+018" calcext:value-type="float">
            <text:p>4.04E+18</text:p>
          </table:table-cell>
          <table:table-cell office:value-type="float" office:value="1.76311E+024" calcext:value-type="float">
            <text:p>1.76E+24</text:p>
          </table:table-cell>
          <table:table-cell office:value-type="string" calcext:value-type="string">
            <text:p>inf</text:p>
          </table:table-cell>
          <table:table-cell office:value-type="float" office:value="7.20576E+016" calcext:value-type="float">
            <text:p>7.21E+16</text:p>
          </table:table-cell>
          <table:table-cell office:value-type="float" office:value="2.53788" calcext:value-type="float">
            <text:p>2.53788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894400000" calcext:value-type="float">
            <text:p>1.09E+10</text:p>
          </table:table-cell>
          <table:table-cell office:value-type="float" office:value="185193" calcext:value-type="float">
            <text:p>185193</text:p>
          </table:table-cell>
          <table:table-cell office:value-type="string" calcext:value-type="string">
            <text:p>inf</text:p>
          </table:table-cell>
          <table:table-cell office:value-type="float" office:value="57" calcext:value-type="float">
            <text:p>57</text:p>
          </table:table-cell>
          <table:table-cell office:value-type="float" office:value="8.21457E+018" calcext:value-type="float">
            <text:p>8.21E+18</text:p>
          </table:table-cell>
          <table:table-cell office:value-type="float" office:value="4.77804E+024" calcext:value-type="float">
            <text:p>4.78E+24</text:p>
          </table:table-cell>
          <table:table-cell office:value-type="string" calcext:value-type="string">
            <text:p>inf</text:p>
          </table:table-cell>
          <table:table-cell office:value-type="float" office:value="1.44115E+017" calcext:value-type="float">
            <text:p>1.44E+17</text:p>
          </table:table-cell>
          <table:table-cell office:value-type="float" office:value="2.54421" calcext:value-type="float">
            <text:p>2.54421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341500000" calcext:value-type="float">
            <text:p>1.63E+10</text:p>
          </table:table-cell>
          <table:table-cell office:value-type="float" office:value="195112" calcext:value-type="float">
            <text:p>195112</text:p>
          </table:table-cell>
          <table:table-cell office:value-type="string" calcext:value-type="string">
            <text:p>inf</text:p>
          </table:table-cell>
          <table:table-cell office:value-type="float" office:value="58" calcext:value-type="float">
            <text:p>58</text:p>
          </table:table-cell>
          <table:table-cell office:value-type="float" office:value="1.67174E+019" calcext:value-type="float">
            <text:p>1.67E+19</text:p>
          </table:table-cell>
          <table:table-cell office:value-type="float" office:value="1.29485E+025" calcext:value-type="float">
            <text:p>1.29E+25</text:p>
          </table:table-cell>
          <table:table-cell office:value-type="string" calcext:value-type="string">
            <text:p>inf</text:p>
          </table:table-cell>
          <table:table-cell office:value-type="float" office:value="2.8823E+017" calcext:value-type="float">
            <text:p>2.88E+17</text:p>
          </table:table-cell>
          <table:table-cell office:value-type="float" office:value="2.5504" calcext:value-type="float">
            <text:p>2.5504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512300000" calcext:value-type="float">
            <text:p>2.45E+10</text:p>
          </table:table-cell>
          <table:table-cell office:value-type="float" office:value="205379" calcext:value-type="float">
            <text:p>205379</text:p>
          </table:table-cell>
          <table:table-cell office:value-type="string" calcext:value-type="string">
            <text:p>inf</text:p>
          </table:table-cell>
          <table:table-cell office:value-type="float" office:value="59" calcext:value-type="float">
            <text:p>59</text:p>
          </table:table-cell>
          <table:table-cell office:value-type="float" office:value="3.40112E+019" calcext:value-type="float">
            <text:p>3.40E+19</text:p>
          </table:table-cell>
          <table:table-cell office:value-type="float" office:value="3.50904E+025" calcext:value-type="float">
            <text:p>3.51E+25</text:p>
          </table:table-cell>
          <table:table-cell office:value-type="string" calcext:value-type="string">
            <text:p>inf</text:p>
          </table:table-cell>
          <table:table-cell office:value-type="float" office:value="5.76461E+017" calcext:value-type="float">
            <text:p>5.76E+17</text:p>
          </table:table-cell>
          <table:table-cell office:value-type="float" office:value="2.55646" calcext:value-type="float">
            <text:p>2.55646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6768500000" calcext:value-type="float">
            <text:p>3.68E+10</text:p>
          </table:table-cell>
          <table:table-cell office:value-type="float" office:value="216000" calcext:value-type="float">
            <text:p>216000</text:p>
          </table:table-cell>
          <table:table-cell office:value-type="string" calcext:value-type="string">
            <text:p>inf</text:p>
          </table:table-cell>
          <table:table-cell office:value-type="float" office:value="60" calcext:value-type="float">
            <text:p>60</text:p>
          </table:table-cell>
          <table:table-cell office:value-type="float" office:value="6.91753E+019" calcext:value-type="float">
            <text:p>6.92E+19</text:p>
          </table:table-cell>
          <table:table-cell office:value-type="float" office:value="9.50949E+025" calcext:value-type="float">
            <text:p>9.51E+25</text:p>
          </table:table-cell>
          <table:table-cell office:value-type="string" calcext:value-type="string">
            <text:p>inf</text:p>
          </table:table-cell>
          <table:table-cell office:value-type="float" office:value="1.15292E+018" calcext:value-type="float">
            <text:p>1.15E+18</text:p>
          </table:table-cell>
          <table:table-cell office:value-type="float" office:value="2.5624" calcext:value-type="float">
            <text:p>2.5624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5152700000" calcext:value-type="float">
            <text:p>5.52E+10</text:p>
          </table:table-cell>
          <table:table-cell office:value-type="float" office:value="226981" calcext:value-type="float">
            <text:p>226981</text:p>
          </table:table-cell>
          <table:table-cell office:value-type="string" calcext:value-type="string">
            <text:p>inf</text:p>
          </table:table-cell>
          <table:table-cell office:value-type="float" office:value="61" calcext:value-type="float">
            <text:p>61</text:p>
          </table:table-cell>
          <table:table-cell office:value-type="float" office:value="1.40656E+020" calcext:value-type="float">
            <text:p>1.41E+20</text:p>
          </table:table-cell>
          <table:table-cell office:value-type="float" office:value="2.57707E+026" calcext:value-type="float">
            <text:p>2.58E+26</text:p>
          </table:table-cell>
          <table:table-cell office:value-type="string" calcext:value-type="string">
            <text:p>inf</text:p>
          </table:table-cell>
          <table:table-cell office:value-type="float" office:value="2.30584E+018" calcext:value-type="float">
            <text:p>2.31E+18</text:p>
          </table:table-cell>
          <table:table-cell office:value-type="float" office:value="2.56821" calcext:value-type="float">
            <text:p>2.56821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2729100000" calcext:value-type="float">
            <text:p>8.27E+10</text:p>
          </table:table-cell>
          <table:table-cell office:value-type="float" office:value="238328" calcext:value-type="float">
            <text:p>238328</text:p>
          </table:table-cell>
          <table:table-cell office:value-type="string" calcext:value-type="string">
            <text:p>inf</text:p>
          </table:table-cell>
          <table:table-cell office:value-type="float" office:value="62" calcext:value-type="float">
            <text:p>62</text:p>
          </table:table-cell>
          <table:table-cell office:value-type="float" office:value="2.85925E+020" calcext:value-type="float">
            <text:p>2.86E+20</text:p>
          </table:table-cell>
          <table:table-cell office:value-type="float" office:value="6.98387E+026" calcext:value-type="float">
            <text:p>6.98E+26</text:p>
          </table:table-cell>
          <table:table-cell office:value-type="string" calcext:value-type="string">
            <text:p>inf</text:p>
          </table:table-cell>
          <table:table-cell office:value-type="float" office:value="4.61169E+018" calcext:value-type="float">
            <text:p>4.61E+18</text:p>
          </table:table-cell>
          <table:table-cell office:value-type="float" office:value="2.57391" calcext:value-type="float">
            <text:p>2.57391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4094000000" calcext:value-type="float">
            <text:p>1.24E+11</text:p>
          </table:table-cell>
          <table:table-cell office:value-type="float" office:value="250047" calcext:value-type="float">
            <text:p>250047</text:p>
          </table:table-cell>
          <table:table-cell office:value-type="string" calcext:value-type="string">
            <text:p>inf</text:p>
          </table:table-cell>
          <table:table-cell office:value-type="float" office:value="63" calcext:value-type="float">
            <text:p>63</text:p>
          </table:table-cell>
          <table:table-cell office:value-type="float" office:value="5.81072E+020" calcext:value-type="float">
            <text:p>5.81E+20</text:p>
          </table:table-cell>
          <table:table-cell office:value-type="float" office:value="1.89263E+027" calcext:value-type="float">
            <text:p>1.89E+27</text:p>
          </table:table-cell>
          <table:table-cell office:value-type="string" calcext:value-type="string">
            <text:p>inf</text:p>
          </table:table-cell>
          <table:table-cell office:value-type="float" office:value="9.22337E+018" calcext:value-type="float">
            <text:p>9.22E+18</text:p>
          </table:table-cell>
          <table:table-cell office:value-type="float" office:value="2.57949" calcext:value-type="float">
            <text:p>2.57949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6140000000" calcext:value-type="float">
            <text:p>1.86E+11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inf</text:p>
          </table:table-cell>
          <table:table-cell office:value-type="float" office:value="64" calcext:value-type="float">
            <text:p>64</text:p>
          </table:table-cell>
          <table:table-cell office:value-type="float" office:value="1.18059E+021" calcext:value-type="float">
            <text:p>1.18E+21</text:p>
          </table:table-cell>
          <table:table-cell office:value-type="float" office:value="5.12902E+027" calcext:value-type="float">
            <text:p>5.13E+27</text:p>
          </table:table-cell>
          <table:table-cell office:value-type="string" calcext:value-type="string">
            <text:p>inf</text:p>
          </table:table-cell>
          <table:table-cell office:value-type="float" office:value="1.84467E+019" calcext:value-type="float">
            <text:p>1.84E+19</text:p>
          </table:table-cell>
          <table:table-cell office:value-type="float" office:value="2.58496" calcext:value-type="float">
            <text:p>2.5849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79211000000" calcext:value-type="float">
            <text:p>2.79E+11</text:p>
          </table:table-cell>
          <table:table-cell office:value-type="float" office:value="274625" calcext:value-type="float">
            <text:p>274625</text:p>
          </table:table-cell>
          <table:table-cell office:value-type="string" calcext:value-type="string">
            <text:p>inf</text:p>
          </table:table-cell>
          <table:table-cell office:value-type="float" office:value="65" calcext:value-type="float">
            <text:p>65</text:p>
          </table:table-cell>
          <table:table-cell office:value-type="float" office:value="2.39808E+021" calcext:value-type="float">
            <text:p>2.40E+21</text:p>
          </table:table-cell>
          <table:table-cell office:value-type="float" office:value="1.38997E+028" calcext:value-type="float">
            <text:p>1.39E+28</text:p>
          </table:table-cell>
          <table:table-cell office:value-type="string" calcext:value-type="string">
            <text:p>inf</text:p>
          </table:table-cell>
          <table:table-cell office:value-type="float" office:value="3.68935E+019" calcext:value-type="float">
            <text:p>3.69E+19</text:p>
          </table:table-cell>
          <table:table-cell office:value-type="float" office:value="2.59033" calcext:value-type="float">
            <text:p>2.59033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18816000000" calcext:value-type="float">
            <text:p>4.19E+11</text:p>
          </table:table-cell>
          <table:table-cell office:value-type="float" office:value="287496" calcext:value-type="float">
            <text:p>287496</text:p>
          </table:table-cell>
          <table:table-cell office:value-type="string" calcext:value-type="string">
            <text:p>inf</text:p>
          </table:table-cell>
          <table:table-cell office:value-type="float" office:value="66" calcext:value-type="float">
            <text:p>66</text:p>
          </table:table-cell>
          <table:table-cell office:value-type="float" office:value="4.86994E+021" calcext:value-type="float">
            <text:p>4.87E+21</text:p>
          </table:table-cell>
          <table:table-cell office:value-type="float" office:value="3.76681E+028" calcext:value-type="float">
            <text:p>3.77E+28</text:p>
          </table:table-cell>
          <table:table-cell office:value-type="string" calcext:value-type="string">
            <text:p>inf</text:p>
          </table:table-cell>
          <table:table-cell office:value-type="float" office:value="7.3787E+019" calcext:value-type="float">
            <text:p>7.38E+19</text:p>
          </table:table-cell>
          <table:table-cell office:value-type="float" office:value="2.5956" calcext:value-type="float">
            <text:p>2.5956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28224000000" calcext:value-type="float">
            <text:p>6.28E+11</text:p>
          </table:table-cell>
          <table:table-cell office:value-type="float" office:value="300763" calcext:value-type="float">
            <text:p>300763</text:p>
          </table:table-cell>
          <table:table-cell office:value-type="string" calcext:value-type="string">
            <text:p>inf</text:p>
          </table:table-cell>
          <table:table-cell office:value-type="float" office:value="67" calcext:value-type="float">
            <text:p>67</text:p>
          </table:table-cell>
          <table:table-cell office:value-type="float" office:value="9.88745E+021" calcext:value-type="float">
            <text:p>9.89E+21</text:p>
          </table:table-cell>
          <table:table-cell office:value-type="float" office:value="1.0208E+029" calcext:value-type="float">
            <text:p>1.02E+29</text:p>
          </table:table-cell>
          <table:table-cell office:value-type="string" calcext:value-type="string">
            <text:p>inf</text:p>
          </table:table-cell>
          <table:table-cell office:value-type="float" office:value="1.47574E+020" calcext:value-type="float">
            <text:p>1.48E+20</text:p>
          </table:table-cell>
          <table:table-cell office:value-type="float" office:value="2.60077" calcext:value-type="float">
            <text:p>2.60077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42336000000" calcext:value-type="float">
            <text:p>9.42E+11</text:p>
          </table:table-cell>
          <table:table-cell office:value-type="float" office:value="314432" calcext:value-type="float">
            <text:p>314432</text:p>
          </table:table-cell>
          <table:table-cell office:value-type="string" calcext:value-type="string">
            <text:p>inf</text:p>
          </table:table-cell>
          <table:table-cell office:value-type="float" office:value="68" calcext:value-type="float">
            <text:p>68</text:p>
          </table:table-cell>
          <table:table-cell office:value-type="float" office:value="2.00701E+022" calcext:value-type="float">
            <text:p>2.01E+22</text:p>
          </table:table-cell>
          <table:table-cell office:value-type="float" office:value="2.76638E+029" calcext:value-type="float">
            <text:p>2.77E+29</text:p>
          </table:table-cell>
          <table:table-cell office:value-type="string" calcext:value-type="string">
            <text:p>inf</text:p>
          </table:table-cell>
          <table:table-cell office:value-type="float" office:value="2.95148E+020" calcext:value-type="float">
            <text:p>2.95E+20</text:p>
          </table:table-cell>
          <table:table-cell office:value-type="float" office:value="2.60584" calcext:value-type="float">
            <text:p>2.60584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13500000000" calcext:value-type="float">
            <text:p>1.41E+12</text:p>
          </table:table-cell>
          <table:table-cell office:value-type="float" office:value="328509" calcext:value-type="float">
            <text:p>328509</text:p>
          </table:table-cell>
          <table:table-cell office:value-type="string" calcext:value-type="string">
            <text:p>inf</text:p>
          </table:table-cell>
          <table:table-cell office:value-type="float" office:value="69" calcext:value-type="float">
            <text:p>69</text:p>
          </table:table-cell>
          <table:table-cell office:value-type="float" office:value="4.07304E+022" calcext:value-type="float">
            <text:p>4.07E+22</text:p>
          </table:table-cell>
          <table:table-cell office:value-type="float" office:value="7.49689E+029" calcext:value-type="float">
            <text:p>7.50E+29</text:p>
          </table:table-cell>
          <table:table-cell office:value-type="string" calcext:value-type="string">
            <text:p>inf</text:p>
          </table:table-cell>
          <table:table-cell office:value-type="float" office:value="5.90296E+020" calcext:value-type="float">
            <text:p>5.90E+20</text:p>
          </table:table-cell>
          <table:table-cell office:value-type="float" office:value="2.61082" calcext:value-type="float">
            <text:p>2.61082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20260000000" calcext:value-type="float">
            <text:p>2.12E+12</text:p>
          </table:table-cell>
          <table:table-cell office:value-type="float" office:value="343000" calcext:value-type="float">
            <text:p>343000</text:p>
          </table:table-cell>
          <table:table-cell office:value-type="string" calcext:value-type="string">
            <text:p>inf</text:p>
          </table:table-cell>
          <table:table-cell office:value-type="float" office:value="70" calcext:value-type="float">
            <text:p>70</text:p>
          </table:table-cell>
          <table:table-cell office:value-type="float" office:value="8.26414E+022" calcext:value-type="float">
            <text:p>8.26E+22</text:p>
          </table:table-cell>
          <table:table-cell office:value-type="float" office:value="2.03166E+030" calcext:value-type="float">
            <text:p>2.03E+30</text:p>
          </table:table-cell>
          <table:table-cell office:value-type="string" calcext:value-type="string">
            <text:p>inf</text:p>
          </table:table-cell>
          <table:table-cell office:value-type="float" office:value="1.18059E+021" calcext:value-type="float">
            <text:p>1.18E+21</text:p>
          </table:table-cell>
          <table:table-cell office:value-type="float" office:value="2.61572" calcext:value-type="float">
            <text:p>2.61572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180380000000" calcext:value-type="float">
            <text:p>3.18E+12</text:p>
          </table:table-cell>
          <table:table-cell office:value-type="float" office:value="357911" calcext:value-type="float">
            <text:p>357911</text:p>
          </table:table-cell>
          <table:table-cell office:value-type="string" calcext:value-type="string">
            <text:p>inf</text:p>
          </table:table-cell>
          <table:table-cell office:value-type="float" office:value="71" calcext:value-type="float">
            <text:p>71</text:p>
          </table:table-cell>
          <table:table-cell office:value-type="float" office:value="1.67644E+023" calcext:value-type="float">
            <text:p>1.68E+23</text:p>
          </table:table-cell>
          <table:table-cell office:value-type="float" office:value="5.50579E+030" calcext:value-type="float">
            <text:p>5.51E+30</text:p>
          </table:table-cell>
          <table:table-cell office:value-type="string" calcext:value-type="string">
            <text:p>inf</text:p>
          </table:table-cell>
          <table:table-cell office:value-type="float" office:value="2.36118E+021" calcext:value-type="float">
            <text:p>2.36E+21</text:p>
          </table:table-cell>
          <table:table-cell office:value-type="float" office:value="2.62053" calcext:value-type="float">
            <text:p>2.62053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770570000000" calcext:value-type="float">
            <text:p>4.77E+12</text:p>
          </table:table-cell>
          <table:table-cell office:value-type="float" office:value="373248" calcext:value-type="float">
            <text:p>373248</text:p>
          </table:table-cell>
          <table:table-cell office:value-type="string" calcext:value-type="string">
            <text:p>inf</text:p>
          </table:table-cell>
          <table:table-cell office:value-type="float" office:value="72" calcext:value-type="float">
            <text:p>72</text:p>
          </table:table-cell>
          <table:table-cell office:value-type="float" office:value="3.4001E+023" calcext:value-type="float">
            <text:p>3.40E+23</text:p>
          </table:table-cell>
          <table:table-cell office:value-type="float" office:value="1.49207E+031" calcext:value-type="float">
            <text:p>1.49E+31</text:p>
          </table:table-cell>
          <table:table-cell office:value-type="string" calcext:value-type="string">
            <text:p>inf</text:p>
          </table:table-cell>
          <table:table-cell office:value-type="float" office:value="4.72237E+021" calcext:value-type="float">
            <text:p>4.72E+21</text:p>
          </table:table-cell>
          <table:table-cell office:value-type="float" office:value="2.62525" calcext:value-type="float">
            <text:p>2.62525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155860000000" calcext:value-type="float">
            <text:p>7.16E+12</text:p>
          </table:table-cell>
          <table:table-cell office:value-type="float" office:value="389017" calcext:value-type="float">
            <text:p>389017</text:p>
          </table:table-cell>
          <table:table-cell office:value-type="string" calcext:value-type="string">
            <text:p>inf</text:p>
          </table:table-cell>
          <table:table-cell office:value-type="float" office:value="73" calcext:value-type="float">
            <text:p>73</text:p>
          </table:table-cell>
          <table:table-cell office:value-type="float" office:value="6.89466E+023" calcext:value-type="float">
            <text:p>6.89E+23</text:p>
          </table:table-cell>
          <table:table-cell office:value-type="float" office:value="4.04351E+031" calcext:value-type="float">
            <text:p>4.04E+31</text:p>
          </table:table-cell>
          <table:table-cell office:value-type="string" calcext:value-type="string">
            <text:p>inf</text:p>
          </table:table-cell>
          <table:table-cell office:value-type="float" office:value="9.44473E+021" calcext:value-type="float">
            <text:p>9.44E+21</text:p>
          </table:table-cell>
          <table:table-cell office:value-type="float" office:value="2.6299" calcext:value-type="float">
            <text:p>2.6299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733800000000" calcext:value-type="float">
            <text:p>1.07E+13</text:p>
          </table:table-cell>
          <table:table-cell office:value-type="float" office:value="405224" calcext:value-type="float">
            <text:p>405224</text:p>
          </table:table-cell>
          <table:table-cell office:value-type="string" calcext:value-type="string">
            <text:p>inf</text:p>
          </table:table-cell>
          <table:table-cell office:value-type="float" office:value="74" calcext:value-type="float">
            <text:p>74</text:p>
          </table:table-cell>
          <table:table-cell office:value-type="float" office:value="1.39782E+024" calcext:value-type="float">
            <text:p>1.40E+24</text:p>
          </table:table-cell>
          <table:table-cell office:value-type="float" office:value="1.09579E+032" calcext:value-type="float">
            <text:p>1.10E+32</text:p>
          </table:table-cell>
          <table:table-cell office:value-type="string" calcext:value-type="string">
            <text:p>inf</text:p>
          </table:table-cell>
          <table:table-cell office:value-type="float" office:value="1.88895E+022" calcext:value-type="float">
            <text:p>1.89E+22</text:p>
          </table:table-cell>
          <table:table-cell office:value-type="float" office:value="2.63447" calcext:value-type="float">
            <text:p>2.63447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100700000000" calcext:value-type="float">
            <text:p>1.61E+13</text:p>
          </table:table-cell>
          <table:table-cell office:value-type="float" office:value="421875" calcext:value-type="float">
            <text:p>421875</text:p>
          </table:table-cell>
          <table:table-cell office:value-type="string" calcext:value-type="string">
            <text:p>inf</text:p>
          </table:table-cell>
          <table:table-cell office:value-type="float" office:value="75" calcext:value-type="float">
            <text:p>75</text:p>
          </table:table-cell>
          <table:table-cell office:value-type="float" office:value="2.83342E+024" calcext:value-type="float">
            <text:p>2.83E+24</text:p>
          </table:table-cell>
          <table:table-cell office:value-type="float" office:value="2.96959E+032" calcext:value-type="float">
            <text:p>2.97E+32</text:p>
          </table:table-cell>
          <table:table-cell office:value-type="string" calcext:value-type="string">
            <text:p>inf</text:p>
          </table:table-cell>
          <table:table-cell office:value-type="float" office:value="3.77789E+022" calcext:value-type="float">
            <text:p>3.78E+22</text:p>
          </table:table-cell>
          <table:table-cell office:value-type="float" office:value="2.63896" calcext:value-type="float">
            <text:p>2.63896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4151000000000" calcext:value-type="float">
            <text:p>2.42E+13</text:p>
          </table:table-cell>
          <table:table-cell office:value-type="float" office:value="438976" calcext:value-type="float">
            <text:p>438976</text:p>
          </table:table-cell>
          <table:table-cell office:value-type="string" calcext:value-type="string">
            <text:p>inf</text:p>
          </table:table-cell>
          <table:table-cell office:value-type="float" office:value="76" calcext:value-type="float">
            <text:p>76</text:p>
          </table:table-cell>
          <table:table-cell office:value-type="float" office:value="5.7424E+024" calcext:value-type="float">
            <text:p>5.74E+24</text:p>
          </table:table-cell>
          <table:table-cell office:value-type="float" office:value="8.04759E+032" calcext:value-type="float">
            <text:p>8.05E+32</text:p>
          </table:table-cell>
          <table:table-cell office:value-type="string" calcext:value-type="string">
            <text:p>inf</text:p>
          </table:table-cell>
          <table:table-cell office:value-type="float" office:value="7.55579E+022" calcext:value-type="float">
            <text:p>7.56E+22</text:p>
          </table:table-cell>
          <table:table-cell office:value-type="float" office:value="2.64338" calcext:value-type="float">
            <text:p>2.64338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6226500000000" calcext:value-type="float">
            <text:p>3.62E+13</text:p>
          </table:table-cell>
          <table:table-cell office:value-type="float" office:value="456533" calcext:value-type="float">
            <text:p>456533</text:p>
          </table:table-cell>
          <table:table-cell office:value-type="string" calcext:value-type="string">
            <text:p>inf</text:p>
          </table:table-cell>
          <table:table-cell office:value-type="float" office:value="77" calcext:value-type="float">
            <text:p>77</text:p>
          </table:table-cell>
          <table:table-cell office:value-type="float" office:value="1.16359E+025" calcext:value-type="float">
            <text:p>1.16E+25</text:p>
          </table:table-cell>
          <table:table-cell office:value-type="float" office:value="2.1809E+033" calcext:value-type="float">
            <text:p>2.18E+33</text:p>
          </table:table-cell>
          <table:table-cell office:value-type="string" calcext:value-type="string">
            <text:p>inf</text:p>
          </table:table-cell>
          <table:table-cell office:value-type="float" office:value="1.51116E+023" calcext:value-type="float">
            <text:p>1.51E+23</text:p>
          </table:table-cell>
          <table:table-cell office:value-type="float" office:value="2.64773" calcext:value-type="float">
            <text:p>2.64773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4339800000000" calcext:value-type="float">
            <text:p>5.43E+13</text:p>
          </table:table-cell>
          <table:table-cell office:value-type="float" office:value="474552" calcext:value-type="float">
            <text:p>474552</text:p>
          </table:table-cell>
          <table:table-cell office:value-type="string" calcext:value-type="string">
            <text:p>inf</text:p>
          </table:table-cell>
          <table:table-cell office:value-type="float" office:value="78" calcext:value-type="float">
            <text:p>78</text:p>
          </table:table-cell>
          <table:table-cell office:value-type="float" office:value="2.35741E+025" calcext:value-type="float">
            <text:p>2.36E+25</text:p>
          </table:table-cell>
          <table:table-cell office:value-type="float" office:value="5.91023E+033" calcext:value-type="float">
            <text:p>5.91E+33</text:p>
          </table:table-cell>
          <table:table-cell office:value-type="string" calcext:value-type="string">
            <text:p>inf</text:p>
          </table:table-cell>
          <table:table-cell office:value-type="float" office:value="3.02231E+023" calcext:value-type="float">
            <text:p>3.02E+23</text:p>
          </table:table-cell>
          <table:table-cell office:value-type="float" office:value="2.65201" calcext:value-type="float">
            <text:p>2.65201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1509700000000" calcext:value-type="float">
            <text:p>8.15E+13</text:p>
          </table:table-cell>
          <table:table-cell office:value-type="float" office:value="493039" calcext:value-type="float">
            <text:p>493039</text:p>
          </table:table-cell>
          <table:table-cell office:value-type="string" calcext:value-type="string">
            <text:p>inf</text:p>
          </table:table-cell>
          <table:table-cell office:value-type="float" office:value="79" calcext:value-type="float">
            <text:p>79</text:p>
          </table:table-cell>
          <table:table-cell office:value-type="float" office:value="4.77526E+025" calcext:value-type="float">
            <text:p>4.78E+25</text:p>
          </table:table-cell>
          <table:table-cell office:value-type="float" office:value="1.60167E+034" calcext:value-type="float">
            <text:p>1.60E+34</text:p>
          </table:table-cell>
          <table:table-cell office:value-type="string" calcext:value-type="string">
            <text:p>inf</text:p>
          </table:table-cell>
          <table:table-cell office:value-type="float" office:value="6.04463E+023" calcext:value-type="float">
            <text:p>6.04E+23</text:p>
          </table:table-cell>
          <table:table-cell office:value-type="float" office:value="2.65622" calcext:value-type="float">
            <text:p>2.65622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2265000000000" calcext:value-type="float">
            <text:p>1.22E+14</text:p>
          </table:table-cell>
          <table:table-cell office:value-type="float" office:value="512000" calcext:value-type="float">
            <text:p>512000</text:p>
          </table:table-cell>
          <table:table-cell office:value-type="string" calcext:value-type="string">
            <text:p>inf</text:p>
          </table:table-cell>
          <table:table-cell office:value-type="float" office:value="80" calcext:value-type="float">
            <text:p>80</text:p>
          </table:table-cell>
          <table:table-cell office:value-type="float" office:value="9.67141E+025" calcext:value-type="float">
            <text:p>9.67E+25</text:p>
          </table:table-cell>
          <table:table-cell office:value-type="float" office:value="4.34054E+034" calcext:value-type="float">
            <text:p>4.34E+34</text:p>
          </table:table-cell>
          <table:table-cell office:value-type="string" calcext:value-type="string">
            <text:p>inf</text:p>
          </table:table-cell>
          <table:table-cell office:value-type="float" office:value="1.20893E+024" calcext:value-type="float">
            <text:p>1.21E+24</text:p>
          </table:table-cell>
          <table:table-cell office:value-type="float" office:value="2.66036" calcext:value-type="float">
            <text:p>2.66036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83397000000000" calcext:value-type="float">
            <text:p>1.83E+14</text:p>
          </table:table-cell>
          <table:table-cell office:value-type="float" office:value="531441" calcext:value-type="float">
            <text:p>531441</text:p>
          </table:table-cell>
          <table:table-cell office:value-type="string" calcext:value-type="string">
            <text:p>inf</text:p>
          </table:table-cell>
          <table:table-cell office:value-type="float" office:value="81" calcext:value-type="float">
            <text:p>81</text:p>
          </table:table-cell>
          <table:table-cell office:value-type="float" office:value="1.95846E+026" calcext:value-type="float">
            <text:p>1.96E+26</text:p>
          </table:table-cell>
          <table:table-cell office:value-type="float" office:value="1.17629E+035" calcext:value-type="float">
            <text:p>1.18E+35</text:p>
          </table:table-cell>
          <table:table-cell office:value-type="string" calcext:value-type="string">
            <text:p>inf</text:p>
          </table:table-cell>
          <table:table-cell office:value-type="float" office:value="2.41785E+024" calcext:value-type="float">
            <text:p>2.42E+24</text:p>
          </table:table-cell>
          <table:table-cell office:value-type="float" office:value="2.66445" calcext:value-type="float">
            <text:p>2.66445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75095000000000" calcext:value-type="float">
            <text:p>2.75E+14</text:p>
          </table:table-cell>
          <table:table-cell office:value-type="float" office:value="551368" calcext:value-type="float">
            <text:p>551368</text:p>
          </table:table-cell>
          <table:table-cell office:value-type="string" calcext:value-type="string">
            <text:p>inf</text:p>
          </table:table-cell>
          <table:table-cell office:value-type="float" office:value="82" calcext:value-type="float">
            <text:p>82</text:p>
          </table:table-cell>
          <table:table-cell office:value-type="float" office:value="3.96528E+026" calcext:value-type="float">
            <text:p>3.97E+26</text:p>
          </table:table-cell>
          <table:table-cell office:value-type="float" office:value="3.18773E+035" calcext:value-type="float">
            <text:p>3.19E+35</text:p>
          </table:table-cell>
          <table:table-cell office:value-type="string" calcext:value-type="string">
            <text:p>inf</text:p>
          </table:table-cell>
          <table:table-cell office:value-type="float" office:value="4.8357E+024" calcext:value-type="float">
            <text:p>4.84E+24</text:p>
          </table:table-cell>
          <table:table-cell office:value-type="float" office:value="2.66847" calcext:value-type="float">
            <text:p>2.66847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12643000000000" calcext:value-type="float">
            <text:p>4.13E+14</text:p>
          </table:table-cell>
          <table:table-cell office:value-type="float" office:value="571787" calcext:value-type="float">
            <text:p>571787</text:p>
          </table:table-cell>
          <table:table-cell office:value-type="string" calcext:value-type="string">
            <text:p>inf</text:p>
          </table:table-cell>
          <table:table-cell office:value-type="float" office:value="83" calcext:value-type="float">
            <text:p>83</text:p>
          </table:table-cell>
          <table:table-cell office:value-type="float" office:value="8.02727E+026" calcext:value-type="float">
            <text:p>8.03E+26</text:p>
          </table:table-cell>
          <table:table-cell office:value-type="float" office:value="8.63875E+035" calcext:value-type="float">
            <text:p>8.64E+35</text:p>
          </table:table-cell>
          <table:table-cell office:value-type="string" calcext:value-type="string">
            <text:p>inf</text:p>
          </table:table-cell>
          <table:table-cell office:value-type="float" office:value="9.67141E+024" calcext:value-type="float">
            <text:p>9.67E+24</text:p>
          </table:table-cell>
          <table:table-cell office:value-type="float" office:value="2.67243" calcext:value-type="float">
            <text:p>2.67243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18965000000000" calcext:value-type="float">
            <text:p>6.19E+14</text:p>
          </table:table-cell>
          <table:table-cell office:value-type="float" office:value="592704" calcext:value-type="float">
            <text:p>592704</text:p>
          </table:table-cell>
          <table:table-cell office:value-type="string" calcext:value-type="string">
            <text:p>inf</text:p>
          </table:table-cell>
          <table:table-cell office:value-type="float" office:value="84" calcext:value-type="float">
            <text:p>84</text:p>
          </table:table-cell>
          <table:table-cell office:value-type="float" office:value="1.6248E+027" calcext:value-type="float">
            <text:p>1.62E+27</text:p>
          </table:table-cell>
          <table:table-cell office:value-type="float" office:value="2.3411E+036" calcext:value-type="float">
            <text:p>2.34E+36</text:p>
          </table:table-cell>
          <table:table-cell office:value-type="string" calcext:value-type="string">
            <text:p>inf</text:p>
          </table:table-cell>
          <table:table-cell office:value-type="float" office:value="1.93428E+025" calcext:value-type="float">
            <text:p>1.93E+25</text:p>
          </table:table-cell>
          <table:table-cell office:value-type="float" office:value="2.67634" calcext:value-type="float">
            <text:p>2.67634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28447000000000" calcext:value-type="float">
            <text:p>9.28E+14</text:p>
          </table:table-cell>
          <table:table-cell office:value-type="float" office:value="614125" calcext:value-type="float">
            <text:p>614125</text:p>
          </table:table-cell>
          <table:table-cell office:value-type="string" calcext:value-type="string">
            <text:p>inf</text:p>
          </table:table-cell>
          <table:table-cell office:value-type="float" office:value="85" calcext:value-type="float">
            <text:p>85</text:p>
          </table:table-cell>
          <table:table-cell office:value-type="float" office:value="3.28828E+027" calcext:value-type="float">
            <text:p>3.29E+27</text:p>
          </table:table-cell>
          <table:table-cell office:value-type="float" office:value="6.34439E+036" calcext:value-type="float">
            <text:p>6.34E+36</text:p>
          </table:table-cell>
          <table:table-cell office:value-type="string" calcext:value-type="string">
            <text:p>inf</text:p>
          </table:table-cell>
          <table:table-cell office:value-type="float" office:value="3.86856E+025" calcext:value-type="float">
            <text:p>3.87E+25</text:p>
          </table:table-cell>
          <table:table-cell office:value-type="float" office:value="2.68019" calcext:value-type="float">
            <text:p>2.68019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92670000000000" calcext:value-type="float">
            <text:p>1.39E+15</text:p>
          </table:table-cell>
          <table:table-cell office:value-type="float" office:value="636056" calcext:value-type="float">
            <text:p>636056</text:p>
          </table:table-cell>
          <table:table-cell office:value-type="string" calcext:value-type="string">
            <text:p>inf</text:p>
          </table:table-cell>
          <table:table-cell office:value-type="float" office:value="86" calcext:value-type="float">
            <text:p>86</text:p>
          </table:table-cell>
          <table:table-cell office:value-type="float" office:value="6.65393E+027" calcext:value-type="float">
            <text:p>6.65E+27</text:p>
          </table:table-cell>
          <table:table-cell office:value-type="float" office:value="1.71933E+037" calcext:value-type="float">
            <text:p>1.72E+37</text:p>
          </table:table-cell>
          <table:table-cell office:value-type="string" calcext:value-type="string">
            <text:p>inf</text:p>
          </table:table-cell>
          <table:table-cell office:value-type="float" office:value="7.73713E+025" calcext:value-type="float">
            <text:p>7.74E+25</text:p>
          </table:table-cell>
          <table:table-cell office:value-type="float" office:value="2.68398" calcext:value-type="float">
            <text:p>2.68398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89010000000000" calcext:value-type="float">
            <text:p>2.09E+15</text:p>
          </table:table-cell>
          <table:table-cell office:value-type="float" office:value="658503" calcext:value-type="float">
            <text:p>658503</text:p>
          </table:table-cell>
          <table:table-cell office:value-type="string" calcext:value-type="string">
            <text:p>inf</text:p>
          </table:table-cell>
          <table:table-cell office:value-type="float" office:value="87" calcext:value-type="float">
            <text:p>87</text:p>
          </table:table-cell>
          <table:table-cell office:value-type="float" office:value="1.34626E+028" calcext:value-type="float">
            <text:p>1.35E+28</text:p>
          </table:table-cell>
          <table:table-cell office:value-type="float" office:value="4.65938E+037" calcext:value-type="float">
            <text:p>4.66E+37</text:p>
          </table:table-cell>
          <table:table-cell office:value-type="string" calcext:value-type="string">
            <text:p>inf</text:p>
          </table:table-cell>
          <table:table-cell office:value-type="float" office:value="1.54743E+026" calcext:value-type="float">
            <text:p>1.55E+26</text:p>
          </table:table-cell>
          <table:table-cell office:value-type="float" office:value="2.68772" calcext:value-type="float">
            <text:p>2.68772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133510000000000" calcext:value-type="float">
            <text:p>3.13E+15</text:p>
          </table:table-cell>
          <table:table-cell office:value-type="float" office:value="681472" calcext:value-type="float">
            <text:p>681472</text:p>
          </table:table-cell>
          <table:table-cell office:value-type="string" calcext:value-type="string">
            <text:p>inf</text:p>
          </table:table-cell>
          <table:table-cell office:value-type="float" office:value="88" calcext:value-type="float">
            <text:p>88</text:p>
          </table:table-cell>
          <table:table-cell office:value-type="float" office:value="2.72347E+028" calcext:value-type="float">
            <text:p>2.72E+28</text:p>
          </table:table-cell>
          <table:table-cell office:value-type="float" office:value="1.26269E+038" calcext:value-type="float">
            <text:p>1.26E+38</text:p>
          </table:table-cell>
          <table:table-cell office:value-type="string" calcext:value-type="string">
            <text:p>inf</text:p>
          </table:table-cell>
          <table:table-cell office:value-type="float" office:value="3.09485E+026" calcext:value-type="float">
            <text:p>3.09E+26</text:p>
          </table:table-cell>
          <table:table-cell office:value-type="float" office:value="2.69141" calcext:value-type="float">
            <text:p>2.69141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700260000000000" calcext:value-type="float">
            <text:p>4.70E+15</text:p>
          </table:table-cell>
          <table:table-cell office:value-type="float" office:value="704969" calcext:value-type="float">
            <text:p>704969</text:p>
          </table:table-cell>
          <table:table-cell office:value-type="string" calcext:value-type="string">
            <text:p>inf</text:p>
          </table:table-cell>
          <table:table-cell office:value-type="float" office:value="89" calcext:value-type="float">
            <text:p>89</text:p>
          </table:table-cell>
          <table:table-cell office:value-type="float" office:value="5.50883E+028" calcext:value-type="float">
            <text:p>5.51E+28</text:p>
          </table:table-cell>
          <table:table-cell office:value-type="float" office:value="3.4219E+038" calcext:value-type="float">
            <text:p>3.42E+38</text:p>
          </table:table-cell>
          <table:table-cell office:value-type="string" calcext:value-type="string">
            <text:p>inf</text:p>
          </table:table-cell>
          <table:table-cell office:value-type="float" office:value="6.1897E+026" calcext:value-type="float">
            <text:p>6.19E+26</text:p>
          </table:table-cell>
          <table:table-cell office:value-type="float" office:value="2.69504" calcext:value-type="float">
            <text:p>2.69504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050390000000000" calcext:value-type="float">
            <text:p>7.05E+15</text:p>
          </table:table-cell>
          <table:table-cell office:value-type="float" office:value="729000" calcext:value-type="float">
            <text:p>729000</text:p>
          </table:table-cell>
          <table:table-cell office:value-type="string" calcext:value-type="string">
            <text:p>inf</text:p>
          </table:table-cell>
          <table:table-cell office:value-type="float" office:value="90" calcext:value-type="float">
            <text:p>90</text:p>
          </table:table-cell>
          <table:table-cell office:value-type="float" office:value="1.11415E+029" calcext:value-type="float">
            <text:p>1.11E+29</text:p>
          </table:table-cell>
          <table:table-cell office:value-type="float" office:value="9.27334E+038" calcext:value-type="float">
            <text:p>9.27E+38</text:p>
          </table:table-cell>
          <table:table-cell office:value-type="string" calcext:value-type="string">
            <text:p>inf</text:p>
          </table:table-cell>
          <table:table-cell office:value-type="float" office:value="1.23794E+027" calcext:value-type="float">
            <text:p>1.24E+27</text:p>
          </table:table-cell>
          <table:table-cell office:value-type="float" office:value="2.69863" calcext:value-type="float">
            <text:p>2.69863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05756E+016" calcext:value-type="float">
            <text:p>1.06E+16</text:p>
          </table:table-cell>
          <table:table-cell office:value-type="float" office:value="753571" calcext:value-type="float">
            <text:p>753571</text:p>
          </table:table-cell>
          <table:table-cell office:value-type="string" calcext:value-type="string">
            <text:p>inf</text:p>
          </table:table-cell>
          <table:table-cell office:value-type="float" office:value="91" calcext:value-type="float">
            <text:p>91</text:p>
          </table:table-cell>
          <table:table-cell office:value-type="float" office:value="2.25305E+029" calcext:value-type="float">
            <text:p>2.25E+29</text:p>
          </table:table-cell>
          <table:table-cell office:value-type="float" office:value="2.51308E+039" calcext:value-type="float">
            <text:p>2.51E+39</text:p>
          </table:table-cell>
          <table:table-cell office:value-type="string" calcext:value-type="string">
            <text:p>inf</text:p>
          </table:table-cell>
          <table:table-cell office:value-type="float" office:value="2.47588E+027" calcext:value-type="float">
            <text:p>2.48E+27</text:p>
          </table:table-cell>
          <table:table-cell office:value-type="float" office:value="2.70217" calcext:value-type="float">
            <text:p>2.70217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58634E+016" calcext:value-type="float">
            <text:p>1.59E+16</text:p>
          </table:table-cell>
          <table:table-cell office:value-type="float" office:value="778688" calcext:value-type="float">
            <text:p>778688</text:p>
          </table:table-cell>
          <table:table-cell office:value-type="string" calcext:value-type="string">
            <text:p>inf</text:p>
          </table:table-cell>
          <table:table-cell office:value-type="float" office:value="92" calcext:value-type="float">
            <text:p>92</text:p>
          </table:table-cell>
          <table:table-cell office:value-type="float" office:value="4.55562E+029" calcext:value-type="float">
            <text:p>4.56E+29</text:p>
          </table:table-cell>
          <table:table-cell office:value-type="float" office:value="6.81043E+039" calcext:value-type="float">
            <text:p>6.81E+39</text:p>
          </table:table-cell>
          <table:table-cell office:value-type="string" calcext:value-type="string">
            <text:p>inf</text:p>
          </table:table-cell>
          <table:table-cell office:value-type="float" office:value="4.95176E+027" calcext:value-type="float">
            <text:p>4.95E+27</text:p>
          </table:table-cell>
          <table:table-cell office:value-type="float" office:value="2.70566" calcext:value-type="float">
            <text:p>2.70566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.37951E+016" calcext:value-type="float">
            <text:p>2.38E+16</text:p>
          </table:table-cell>
          <table:table-cell office:value-type="float" office:value="804357" calcext:value-type="float">
            <text:p>804357</text:p>
          </table:table-cell>
          <table:table-cell office:value-type="string" calcext:value-type="string">
            <text:p>inf</text:p>
          </table:table-cell>
          <table:table-cell office:value-type="float" office:value="93" calcext:value-type="float">
            <text:p>93</text:p>
          </table:table-cell>
          <table:table-cell office:value-type="float" office:value="9.21027E+029" calcext:value-type="float">
            <text:p>9.21E+29</text:p>
          </table:table-cell>
          <table:table-cell office:value-type="float" office:value="1.84563E+040" calcext:value-type="float">
            <text:p>1.85E+40</text:p>
          </table:table-cell>
          <table:table-cell office:value-type="string" calcext:value-type="string">
            <text:p>inf</text:p>
          </table:table-cell>
          <table:table-cell office:value-type="float" office:value="9.90352E+027" calcext:value-type="float">
            <text:p>9.90E+27</text:p>
          </table:table-cell>
          <table:table-cell office:value-type="float" office:value="2.70911" calcext:value-type="float">
            <text:p>2.70911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.56926E+016" calcext:value-type="float">
            <text:p>3.57E+16</text:p>
          </table:table-cell>
          <table:table-cell office:value-type="float" office:value="830584" calcext:value-type="float">
            <text:p>830584</text:p>
          </table:table-cell>
          <table:table-cell office:value-type="string" calcext:value-type="string">
            <text:p>inf</text:p>
          </table:table-cell>
          <table:table-cell office:value-type="float" office:value="94" calcext:value-type="float">
            <text:p>94</text:p>
          </table:table-cell>
          <table:table-cell office:value-type="float" office:value="1.86186E+030" calcext:value-type="float">
            <text:p>1.86E+30</text:p>
          </table:table-cell>
          <table:table-cell office:value-type="float" office:value="5.00165E+040" calcext:value-type="float">
            <text:p>5.00E+40</text:p>
          </table:table-cell>
          <table:table-cell office:value-type="string" calcext:value-type="string">
            <text:p>inf</text:p>
          </table:table-cell>
          <table:table-cell office:value-type="float" office:value="1.9807E+028" calcext:value-type="float">
            <text:p>1.98E+28</text:p>
          </table:table-cell>
          <table:table-cell office:value-type="float" office:value="2.71251" calcext:value-type="float">
            <text:p>2.71251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.35389E+016" calcext:value-type="float">
            <text:p>5.35E+16</text:p>
          </table:table-cell>
          <table:table-cell office:value-type="float" office:value="857375" calcext:value-type="float">
            <text:p>857375</text:p>
          </table:table-cell>
          <table:table-cell office:value-type="string" calcext:value-type="string">
            <text:p>inf</text:p>
          </table:table-cell>
          <table:table-cell office:value-type="float" office:value="95" calcext:value-type="float">
            <text:p>95</text:p>
          </table:table-cell>
          <table:table-cell office:value-type="float" office:value="3.76334E+030" calcext:value-type="float">
            <text:p>3.76E+30</text:p>
          </table:table-cell>
          <table:table-cell office:value-type="float" office:value="1.35545E+041" calcext:value-type="float">
            <text:p>1.36E+41</text:p>
          </table:table-cell>
          <table:table-cell office:value-type="string" calcext:value-type="string">
            <text:p>inf</text:p>
          </table:table-cell>
          <table:table-cell office:value-type="float" office:value="3.96141E+028" calcext:value-type="float">
            <text:p>3.96E+28</text:p>
          </table:table-cell>
          <table:table-cell office:value-type="float" office:value="2.71586" calcext:value-type="float">
            <text:p>2.71586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.03084E+016" calcext:value-type="float">
            <text:p>8.03E+16</text:p>
          </table:table-cell>
          <table:table-cell office:value-type="float" office:value="884736" calcext:value-type="float">
            <text:p>884736</text:p>
          </table:table-cell>
          <table:table-cell office:value-type="string" calcext:value-type="string">
            <text:p>inf</text:p>
          </table:table-cell>
          <table:table-cell office:value-type="float" office:value="96" calcext:value-type="float">
            <text:p>96</text:p>
          </table:table-cell>
          <table:table-cell office:value-type="float" office:value="7.6059E+030" calcext:value-type="float">
            <text:p>7.61E+30</text:p>
          </table:table-cell>
          <table:table-cell office:value-type="float" office:value="3.67326E+041" calcext:value-type="float">
            <text:p>3.67E+41</text:p>
          </table:table-cell>
          <table:table-cell office:value-type="string" calcext:value-type="string">
            <text:p>inf</text:p>
          </table:table-cell>
          <table:table-cell office:value-type="float" office:value="7.92282E+028" calcext:value-type="float">
            <text:p>7.92E+28</text:p>
          </table:table-cell>
          <table:table-cell office:value-type="float" office:value="2.71918" calcext:value-type="float">
            <text:p>2.71918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20463E+017" calcext:value-type="float">
            <text:p>1.20E+17</text:p>
          </table:table-cell>
          <table:table-cell office:value-type="float" office:value="912673" calcext:value-type="float">
            <text:p>912673</text:p>
          </table:table-cell>
          <table:table-cell office:value-type="string" calcext:value-type="string">
            <text:p>inf</text:p>
          </table:table-cell>
          <table:table-cell office:value-type="float" office:value="97" calcext:value-type="float">
            <text:p>97</text:p>
          </table:table-cell>
          <table:table-cell office:value-type="float" office:value="1.53703E+031" calcext:value-type="float">
            <text:p>1.54E+31</text:p>
          </table:table-cell>
          <table:table-cell office:value-type="float" office:value="9.95454E+041" calcext:value-type="float">
            <text:p>9.95E+41</text:p>
          </table:table-cell>
          <table:table-cell office:value-type="string" calcext:value-type="string">
            <text:p>inf</text:p>
          </table:table-cell>
          <table:table-cell office:value-type="float" office:value="1.58456E+029" calcext:value-type="float">
            <text:p>1.58E+29</text:p>
          </table:table-cell>
          <table:table-cell office:value-type="float" office:value="2.72245" calcext:value-type="float">
            <text:p>2.72245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80694E+017" calcext:value-type="float">
            <text:p>1.81E+17</text:p>
          </table:table-cell>
          <table:table-cell office:value-type="float" office:value="941192" calcext:value-type="float">
            <text:p>941192</text:p>
          </table:table-cell>
          <table:table-cell office:value-type="string" calcext:value-type="string">
            <text:p>inf</text:p>
          </table:table-cell>
          <table:table-cell office:value-type="float" office:value="98" calcext:value-type="float">
            <text:p>98</text:p>
          </table:table-cell>
          <table:table-cell office:value-type="float" office:value="3.10574E+031" calcext:value-type="float">
            <text:p>3.11E+31</text:p>
          </table:table-cell>
          <table:table-cell office:value-type="float" office:value="2.69768E+042" calcext:value-type="float">
            <text:p>2.70E+42</text:p>
          </table:table-cell>
          <table:table-cell office:value-type="string" calcext:value-type="string">
            <text:p>inf</text:p>
          </table:table-cell>
          <table:table-cell office:value-type="float" office:value="3.16913E+029" calcext:value-type="float">
            <text:p>3.17E+29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.71041E+017" calcext:value-type="float">
            <text:p>2.71E+17</text:p>
          </table:table-cell>
          <table:table-cell office:value-type="float" office:value="970299" calcext:value-type="float">
            <text:p>970299</text:p>
          </table:table-cell>
          <table:table-cell office:value-type="string" calcext:value-type="string">
            <text:p>inf</text:p>
          </table:table-cell>
          <table:table-cell office:value-type="float" office:value="99" calcext:value-type="float">
            <text:p>99</text:p>
          </table:table-cell>
          <table:table-cell office:value-type="float" office:value="6.27487E+031" calcext:value-type="float">
            <text:p>6.27E+31</text:p>
          </table:table-cell>
          <table:table-cell office:value-type="float" office:value="7.31071E+042" calcext:value-type="float">
            <text:p>7.31E+42</text:p>
          </table:table-cell>
          <table:table-cell office:value-type="string" calcext:value-type="string">
            <text:p>inf</text:p>
          </table:table-cell>
          <table:table-cell office:value-type="float" office:value="6.33825E+029" calcext:value-type="float">
            <text:p>6.34E+29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bservation:</text:p>
          </table:table-cell>
          <table:table-cell table:style-name="ce3" office:value-type="string" calcext:value-type="string">
            <text:p>An exponential function that increases as n increases. The rate of increase slows down as n gets larger. The graph starts at (0,1) and approaches positive infinity as n approaches positive infinity.</text:p>
          </table:table-cell>
          <table:table-cell table:style-name="ce3" office:value-type="string" calcext:value-type="string">
            <text:p>The graph pf n^3 is a cubic function that increases at an increasing rate as n increases. The graph starts at (0,0) and increases w/o bound as n approaches positive infinity.</text:p>
          </table:table-cell>
          <table:table-cell table:style-name="ce3" office:value-type="string" calcext:value-type="string">
            <text:p>The graph is a double exponential function that increases extremely rapidly as n increases. The graph starts at (0,1) and approaches positive infinity as n approaches positive infinity.</text:p>
          </table:table-cell>
          <table:table-cell table:style-name="ce3" office:value-type="string" calcext:value-type="string">
            <text:p>The graph of n is a linear fucntion that increases at a constant rate as n increases. This means that as the input value of n gets larger, the output value of n also gets larger at a constant rate.</text:p>
          </table:table-cell>
          <table:table-cell table:style-name="ce3" office:value-type="string" calcext:value-type="string">
            <text:p>The graph is a combination of linear and exponential function that increases rapidly as n increases. The graph starts at (0,0) and approaches positive infinity as n approaches positive infinity.</text:p>
          </table:table-cell>
          <table:table-cell table:style-name="ce3" office:value-type="string" calcext:value-type="string">
            <text:p>The graph of e^n is an exponential function that increases rapidly as n increases. This means that the value of e^n grows quickly as n increases, becoming larger and larger. The graph starts at (0,1) and approaches positive infinity as n approaches positive infinity.</text:p>
          </table:table-cell>
          <table:table-cell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1">00/00/0000</text:date>, <text:time style:data-style-name="N2" text:time-value="09:28:32.7570731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4T10:15:12.199433958</meta:creation-date>
    <dc:date>2023-01-31T10:56:10.570271999</dc:date>
    <meta:editing-duration>PT13M25S</meta:editing-duration>
    <meta:editing-cycles>3</meta:editing-cycles>
    <meta:generator>LibreOffice/6.4.7.2$Linux_X86_64 LibreOffice_project/40$Build-2</meta:generator>
    <meta:document-statistic meta:table-count="1" meta:cell-count="1138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151cm" svg:height="7.402cm" xlink:href=".." xlink:type="simple" chart:class="chart:scatter" chart:style-name="ch1">
        <chart:legend chart:legend-position="end" svg:x="10.299cm" svg:y="1.659cm" style:legend-expansion="high" chart:style-name="ch2"/>
        <chart:plot-area chart:style-name="ch3" table:cell-range-address="Sheet1.A2:Sheet1.C12 Sheet1.B1:Sheet1.C1 Sheet1.E1:Sheet1.G12 Sheet1.I1:Sheet1.K12" chart:data-source-has-labels="row" svg:x="0.263cm" svg:y="0.148cm" svg:width="9.773cm" svg:height="7.106cm">
          <chartooo:coordinate-region svg:x="1.44cm" svg:y="0.347cm" svg:width="8.409cm" svg:height="6.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2" chart:label-cell-address="Sheet1.B1:Sheet1.B1" chart:class="chart:scatter">
            <chart:domain table:cell-range-address="Sheet1.A2:Sheet1.A12"/>
            <chart:data-point chart:repeated="11"/>
          </chart:series>
          <chart:series chart:style-name="ch7" chart:values-cell-range-address="Sheet1.C2:Sheet1.C12" chart:label-cell-address="Sheet1.C1:Sheet1.C1" chart:class="chart:scatter">
            <chart:data-point chart:repeated="11"/>
          </chart:series>
          <chart:series chart:style-name="ch8" chart:values-cell-range-address="Sheet1.E2:Sheet1.E12" chart:label-cell-address="Sheet1.E1:Sheet1.E1" chart:class="chart:scatter">
            <chart:data-point chart:repeated="11"/>
          </chart:series>
          <chart:series chart:style-name="ch9" chart:values-cell-range-address="Sheet1.F2:Sheet1.F12" chart:label-cell-address="Sheet1.F1:Sheet1.F1" chart:class="chart:scatter">
            <chart:data-point chart:repeated="11"/>
          </chart:series>
          <chart:series chart:style-name="ch10" chart:values-cell-range-address="Sheet1.G2:Sheet1.G12" chart:label-cell-address="Sheet1.G1:Sheet1.G1" chart:class="chart:scatter">
            <chart:data-point chart:repeated="11"/>
          </chart:series>
          <chart:series chart:style-name="ch11" chart:values-cell-range-address="Sheet1.I2:Sheet1.I12" chart:label-cell-address="Sheet1.I1:Sheet1.I1" chart:class="chart:scatter">
            <chart:data-point chart:repeated="11"/>
          </chart:series>
          <chart:series chart:style-name="ch12" chart:values-cell-range-address="Sheet1.J2:Sheet1.J12" chart:label-cell-address="Sheet1.J1:Sheet1.J1" chart:class="chart:scatter">
            <chart:data-point chart:repeated="11"/>
          </chart:series>
          <chart:series chart:style-name="ch13" chart:values-cell-range-address="Sheet1.K2:Sheet1.K12" chart:label-cell-address="Sheet1.K1:Sheet1.K1" chart:class="chart:scatte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(3/2)^n</text:p>
                <draw:g>
                  <svg:desc>Sheet1.B1:Sheet1.B1</svg:desc>
                </draw:g>
              </table:table-cell>
              <table:table-cell office:value-type="string">
                <text:p>N^3</text:p>
                <draw:g>
                  <svg:desc>Sheet1.C1:Sheet1.C1</svg:desc>
                </draw:g>
              </table:table-cell>
              <table:table-cell office:value-type="string">
                <text:p>n</text:p>
                <draw:g>
                  <svg:desc>Sheet1.E1:Sheet1.E1</svg:desc>
                </draw:g>
              </table:table-cell>
              <table:table-cell office:value-type="string">
                <text:p>n*(2^n)</text:p>
                <draw:g>
                  <svg:desc>Sheet1.F1:Sheet1.F1</svg:desc>
                </draw:g>
              </table:table-cell>
              <table:table-cell office:value-type="string">
                <text:p>e^n</text:p>
                <draw:g>
                  <svg:desc>Sheet1.G1:Sheet1.G1</svg:desc>
                </draw:g>
              </table:table-cell>
              <table:table-cell office:value-type="string">
                <text:p>2^(n)</text:p>
                <draw:g>
                  <svg:desc>Sheet1.I1:Sheet1.I1</svg:desc>
                </draw:g>
              </table:table-cell>
              <table:table-cell office:value-type="string">
                <text:p>log(log(n))</text:p>
                <draw:g>
                  <svg:desc>Sheet1.J1:Sheet1.J1</svg:desc>
                </draw:g>
              </table:table-cell>
              <table:table-cell office:value-type="string">
                <text:p>2^(log(n))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2</svg:desc>
                </draw:g>
              </table:table-cell>
              <table:table-cell office:value-type="float" office:value="1">
                <text:p>1</text:p>
                <draw:g>
                  <svg:desc>Sheet1.B2:Sheet1.B12</svg:desc>
                </draw:g>
              </table:table-cell>
              <table:table-cell office:value-type="float" office:value="0">
                <text:p>0</text:p>
                <draw:g>
                  <svg:desc>Sheet1.C2:Sheet1.C12</svg:desc>
                </draw:g>
              </table:table-cell>
              <table:table-cell office:value-type="float" office:value="0">
                <text:p>0</text:p>
                <draw:g>
                  <svg:desc>Sheet1.E2:Sheet1.E12</svg:desc>
                </draw:g>
              </table:table-cell>
              <table:table-cell office:value-type="float" office:value="0">
                <text:p>0</text:p>
                <draw:g>
                  <svg:desc>Sheet1.F2:Sheet1.F12</svg:desc>
                </draw:g>
              </table:table-cell>
              <table:table-cell office:value-type="float" office:value="1">
                <text:p>1</text:p>
                <draw:g>
                  <svg:desc>Sheet1.G2:Sheet1.G12</svg:desc>
                </draw:g>
              </table:table-cell>
              <table:table-cell office:value-type="float" office:value="1">
                <text:p>1</text:p>
                <draw:g>
                  <svg:desc>Sheet1.I2:Sheet1.I12</svg:desc>
                </draw:g>
              </table:table-cell>
              <table:table-cell office:value-type="float" office:value="NaN">
                <text:p>NaN</text:p>
                <draw:g>
                  <svg:desc>Sheet1.J2:Sheet1.J12</svg:desc>
                </draw:g>
              </table:table-cell>
              <table:table-cell office:value-type="float" office:value="0">
                <text:p>0</text:p>
                <draw:g>
                  <svg:desc>Sheet1.K2:Sheet1.K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71">
                <text:p>2.7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25">
                <text:p>2.25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3441">
                <text:p>7.344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375">
                <text:p>3.375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9.9025">
                <text:p>19.9025</text:p>
              </table:table-cell>
              <table:table-cell office:value-type="float" office:value="8">
                <text:p>8</text:p>
              </table:table-cell>
              <table:table-cell office:value-type="float" office:value="0.664449">
                <text:p>0.6644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.0625">
                <text:p>5.0625</text:p>
              </table:table-cell>
              <table:table-cell office:value-type="float" office:value="64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53.9358">
                <text:p>53.9358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.59375">
                <text:p>7.59375</text:p>
              </table:table-cell>
              <table:table-cell office:value-type="float" office:value="125">
                <text:p>125</text:p>
              </table:table-cell>
              <table:table-cell office:value-type="float" office:value="5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146.166">
                <text:p>146.166</text:p>
              </table:table-cell>
              <table:table-cell office:value-type="float" office:value="32">
                <text:p>32</text:p>
              </table:table-cell>
              <table:table-cell office:value-type="float" office:value="1.21532">
                <text:p>1.215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.3906">
                <text:p>11.3906</text:p>
              </table:table-cell>
              <table:table-cell office:value-type="float" office:value="216">
                <text:p>216</text:p>
              </table:table-cell>
              <table:table-cell office:value-type="float" office:value="6">
                <text:p>6</text:p>
              </table:table-cell>
              <table:table-cell office:value-type="float" office:value="384">
                <text:p>384</text:p>
              </table:table-cell>
              <table:table-cell office:value-type="float" office:value="396.11">
                <text:p>396.11</text:p>
              </table:table-cell>
              <table:table-cell office:value-type="float" office:value="64">
                <text:p>64</text:p>
              </table:table-cell>
              <table:table-cell office:value-type="float" office:value="1.37014">
                <text:p>1.370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7.0859">
                <text:p>17.0859</text:p>
              </table:table-cell>
              <table:table-cell office:value-type="float" office:value="343">
                <text:p>343</text:p>
              </table:table-cell>
              <table:table-cell office:value-type="float" office:value="7">
                <text:p>7</text:p>
              </table:table-cell>
              <table:table-cell office:value-type="float" office:value="896">
                <text:p>896</text:p>
              </table:table-cell>
              <table:table-cell office:value-type="float" office:value="1073.46">
                <text:p>1073.46</text:p>
              </table:table-cell>
              <table:table-cell office:value-type="float" office:value="128">
                <text:p>128</text:p>
              </table:table-cell>
              <table:table-cell office:value-type="float" office:value="1.48921">
                <text:p>1.489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5.6289">
                <text:p>25.6289</text:p>
              </table:table-cell>
              <table:table-cell office:value-type="float" office:value="512">
                <text:p>512</text:p>
              </table:table-cell>
              <table:table-cell office:value-type="float" office:value="8">
                <text:p>8</text:p>
              </table:table-cell>
              <table:table-cell office:value-type="float" office:value="2048">
                <text:p>2048</text:p>
              </table:table-cell>
              <table:table-cell office:value-type="float" office:value="2909.07">
                <text:p>2909.07</text:p>
              </table:table-cell>
              <table:table-cell office:value-type="float" office:value="256">
                <text:p>256</text:p>
              </table:table-cell>
              <table:table-cell office:value-type="float" office:value="1.58496">
                <text:p>1.584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8.4434">
                <text:p>38.4434</text:p>
              </table:table-cell>
              <table:table-cell office:value-type="float" office:value="729">
                <text:p>729</text:p>
              </table:table-cell>
              <table:table-cell office:value-type="float" office:value="9">
                <text:p>9</text:p>
              </table:table-cell>
              <table:table-cell office:value-type="float" office:value="4608">
                <text:p>4608</text:p>
              </table:table-cell>
              <table:table-cell office:value-type="float" office:value="7883.58">
                <text:p>7883.58</text:p>
              </table:table-cell>
              <table:table-cell office:value-type="float" office:value="512">
                <text:p>512</text:p>
              </table:table-cell>
              <table:table-cell office:value-type="float" office:value="1.66445">
                <text:p>1.664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7.665">
                <text:p>57.665</text:p>
              </table:table-cell>
              <table:table-cell office:value-type="float" office:value="1000">
                <text:p>1000</text:p>
              </table:table-cell>
              <table:table-cell office:value-type="float" office:value="10">
                <text:p>10</text:p>
              </table:table-cell>
              <table:table-cell office:value-type="float" office:value="10240">
                <text:p>10240</text:p>
              </table:table-cell>
              <table:table-cell office:value-type="float" office:value="21364.5">
                <text:p>21364.5</text:p>
              </table:table-cell>
              <table:table-cell office:value-type="float" office:value="1024">
                <text:p>1024</text:p>
              </table:table-cell>
              <table:table-cell office:value-type="float" office:value="1.73202">
                <text:p>1.73202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921cm" svg:height="7.834cm" xlink:href=".." xlink:type="simple" chart:class="chart:scatter" chart:style-name="ch1">
        <chart:legend chart:legend-position="end" svg:x="10.884cm" svg:y="3.369cm" style:legend-expansion="high" chart:style-name="ch2"/>
        <chart:plot-area chart:style-name="ch3" table:cell-range-address="Sheet1.A1:Sheet1.A12 Sheet1.D1:Sheet1.D12 Sheet1.H1:Sheet1.H12" chart:data-source-has-labels="row" svg:x="0.278cm" svg:y="0.156cm" svg:width="10.328cm" svg:height="7.522cm">
          <chartooo:coordinate-region svg:x="1.72cm" svg:y="0.355cm" svg:width="8.408cm" svg:height="6.6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12" chart:label-cell-address="Sheet1.D1:Sheet1.D1" chart:class="chart:scatter">
            <chart:domain table:cell-range-address="Sheet1.A2:Sheet1.A12"/>
            <chart:data-point chart:repeated="11"/>
          </chart:series>
          <chart:series chart:style-name="ch7" chart:values-cell-range-address="Sheet1.H2:Sheet1.H12" chart:label-cell-address="Sheet1.H1:Sheet1.H1" chart:class="chart:scatte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^(2^n)</text:p>
                <draw:g>
                  <svg:desc>Sheet1.D1:Sheet1.D1</svg:desc>
                </draw:g>
              </table:table-cell>
              <table:table-cell office:value-type="string">
                <text:p>2^(2^(n+1)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2</svg:desc>
                </draw:g>
              </table:table-cell>
              <table:table-cell office:value-type="float" office:value="2">
                <text:p>2</text:p>
                <draw:g>
                  <svg:desc>Sheet1.D2:Sheet1.D12</svg:desc>
                </draw:g>
              </table:table-cell>
              <table:table-cell office:value-type="float" office:value="4">
                <text:p>4</text:p>
                <draw:g>
                  <svg:desc>Sheet1.H2:Sheet1.H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65536">
                <text:p>65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5536">
                <text:p>65536</text:p>
              </table:table-cell>
              <table:table-cell office:value-type="float" office:value="4294970000">
                <text:p>429497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294970000">
                <text:p>4294970000</text:p>
              </table:table-cell>
              <table:table-cell office:value-type="float" office:value="1.84467E+019">
                <text:p>1.84467E+0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84467E+019">
                <text:p>1.84467E+019</text:p>
              </table:table-cell>
              <table:table-cell office:value-type="float" office:value="3.40282E+038">
                <text:p>3.40282E+0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.40282E+038">
                <text:p>3.40282E+038</text:p>
              </table:table-cell>
              <table:table-cell office:value-type="float" office:value="1.15792E+077">
                <text:p>1.15792E+0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15792E+077">
                <text:p>1.15792E+077</text:p>
              </table:table-cell>
              <table:table-cell office:value-type="float" office:value="1.34078E+154">
                <text:p>1.34078E+1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34078E+154">
                <text:p>1.34078E+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125cm" svg:height="6.824cm" xlink:href=".." xlink:type="simple" chart:class="chart:scatter" chart:style-name="ch1">
        <chart:legend chart:legend-position="end" svg:x="9.273cm" svg:y="1.121cm" style:legend-expansion="high" chart:style-name="ch2"/>
        <chart:plot-area chart:style-name="ch3" table:cell-range-address="Sheet1.A1:Sheet1.C12 Sheet1.E1:Sheet1.G12 Sheet1.I1:Sheet1.L12" chart:data-source-has-labels="row" svg:x="-0.257cm" svg:y="-0.084cm" svg:width="9.894cm" svg:height="6.752cm">
          <chartooo:coordinate-region svg:x="1.29cm" svg:y="0.116cm" svg:width="8.16cm" svg:height="5.9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2" chart:label-cell-address="Sheet1.B1:Sheet1.B1" chart:class="chart:scatter">
            <chart:domain table:cell-range-address="Sheet1.A2:Sheet1.A12"/>
            <chart:data-point chart:repeated="11"/>
          </chart:series>
          <chart:series chart:style-name="ch7" chart:values-cell-range-address="Sheet1.C2:Sheet1.C12" chart:label-cell-address="Sheet1.C1:Sheet1.C1" chart:class="chart:scatter">
            <chart:data-point chart:repeated="11"/>
          </chart:series>
          <chart:series chart:style-name="ch8" chart:values-cell-range-address="Sheet1.E2:Sheet1.E12" chart:label-cell-address="Sheet1.E1:Sheet1.E1" chart:class="chart:scatter">
            <chart:data-point chart:repeated="11"/>
          </chart:series>
          <chart:series chart:style-name="ch9" chart:values-cell-range-address="Sheet1.F2:Sheet1.F12" chart:label-cell-address="Sheet1.F1:Sheet1.F1" chart:class="chart:scatter">
            <chart:data-point chart:repeated="11"/>
          </chart:series>
          <chart:series chart:style-name="ch10" chart:values-cell-range-address="Sheet1.G2:Sheet1.G12" chart:label-cell-address="Sheet1.G1:Sheet1.G1" chart:class="chart:scatter">
            <chart:data-point chart:repeated="11"/>
          </chart:series>
          <chart:series chart:style-name="ch11" chart:values-cell-range-address="Sheet1.I2:Sheet1.I12" chart:label-cell-address="Sheet1.I1:Sheet1.I1" chart:class="chart:scatter">
            <chart:data-point chart:repeated="11"/>
          </chart:series>
          <chart:series chart:style-name="ch12" chart:values-cell-range-address="Sheet1.J2:Sheet1.J12" chart:label-cell-address="Sheet1.J1:Sheet1.J1" chart:class="chart:scatter">
            <chart:data-point chart:repeated="11"/>
          </chart:series>
          <chart:series chart:style-name="ch13" chart:values-cell-range-address="Sheet1.K2:Sheet1.K12" chart:label-cell-address="Sheet1.K1:Sheet1.K1" chart:class="chart:scatter">
            <chart:data-point chart:repeated="11"/>
          </chart:series>
          <chart:series chart:style-name="ch14" chart:values-cell-range-address="Sheet1.L2:Sheet1.L12" chart:label-cell-address="Sheet1.L1:Sheet1.L1" chart:class="chart:scatte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(3/2)^n</text:p>
                <draw:g>
                  <svg:desc>Sheet1.B1:Sheet1.B1</svg:desc>
                </draw:g>
              </table:table-cell>
              <table:table-cell office:value-type="string">
                <text:p>N^3</text:p>
                <draw:g>
                  <svg:desc>Sheet1.C1:Sheet1.C1</svg:desc>
                </draw:g>
              </table:table-cell>
              <table:table-cell office:value-type="string">
                <text:p>n</text:p>
                <draw:g>
                  <svg:desc>Sheet1.E1:Sheet1.E1</svg:desc>
                </draw:g>
              </table:table-cell>
              <table:table-cell office:value-type="string">
                <text:p>n*(2^n)</text:p>
                <draw:g>
                  <svg:desc>Sheet1.F1:Sheet1.F1</svg:desc>
                </draw:g>
              </table:table-cell>
              <table:table-cell office:value-type="string">
                <text:p>e^n</text:p>
                <draw:g>
                  <svg:desc>Sheet1.G1:Sheet1.G1</svg:desc>
                </draw:g>
              </table:table-cell>
              <table:table-cell office:value-type="string">
                <text:p>2^(n)</text:p>
                <draw:g>
                  <svg:desc>Sheet1.I1:Sheet1.I1</svg:desc>
                </draw:g>
              </table:table-cell>
              <table:table-cell office:value-type="string">
                <text:p>log(log(n))</text:p>
                <draw:g>
                  <svg:desc>Sheet1.J1:Sheet1.J1</svg:desc>
                </draw:g>
              </table:table-cell>
              <table:table-cell office:value-type="string">
                <text:p>2^(log(n))</text:p>
                <draw:g>
                  <svg:desc>Sheet1.K1:Sheet1.K1</svg:desc>
                </draw:g>
              </table:table-cell>
              <table:table-cell office:value-type="string">
                <text:p>n!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2</svg:desc>
                </draw:g>
              </table:table-cell>
              <table:table-cell office:value-type="float" office:value="1">
                <text:p>1</text:p>
                <draw:g>
                  <svg:desc>Sheet1.B2:Sheet1.B12</svg:desc>
                </draw:g>
              </table:table-cell>
              <table:table-cell office:value-type="float" office:value="0">
                <text:p>0</text:p>
                <draw:g>
                  <svg:desc>Sheet1.C2:Sheet1.C12</svg:desc>
                </draw:g>
              </table:table-cell>
              <table:table-cell office:value-type="float" office:value="0">
                <text:p>0</text:p>
                <draw:g>
                  <svg:desc>Sheet1.E2:Sheet1.E12</svg:desc>
                </draw:g>
              </table:table-cell>
              <table:table-cell office:value-type="float" office:value="0">
                <text:p>0</text:p>
                <draw:g>
                  <svg:desc>Sheet1.F2:Sheet1.F12</svg:desc>
                </draw:g>
              </table:table-cell>
              <table:table-cell office:value-type="float" office:value="1">
                <text:p>1</text:p>
                <draw:g>
                  <svg:desc>Sheet1.G2:Sheet1.G12</svg:desc>
                </draw:g>
              </table:table-cell>
              <table:table-cell office:value-type="float" office:value="1">
                <text:p>1</text:p>
                <draw:g>
                  <svg:desc>Sheet1.I2:Sheet1.I12</svg:desc>
                </draw:g>
              </table:table-cell>
              <table:table-cell office:value-type="float" office:value="NaN">
                <text:p>NaN</text:p>
                <draw:g>
                  <svg:desc>Sheet1.J2:Sheet1.J12</svg:desc>
                </draw:g>
              </table:table-cell>
              <table:table-cell office:value-type="float" office:value="0">
                <text:p>0</text:p>
                <draw:g>
                  <svg:desc>Sheet1.K2:Sheet1.K12</svg:desc>
                </draw:g>
              </table:table-cell>
              <table:table-cell office:value-type="float" office:value="1">
                <text:p>1</text:p>
                <draw:g>
                  <svg:desc>Sheet1.L2:Sheet1.L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71">
                <text:p>2.7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25">
                <text:p>2.25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3441">
                <text:p>7.344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375">
                <text:p>3.375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9.9025">
                <text:p>19.9025</text:p>
              </table:table-cell>
              <table:table-cell office:value-type="float" office:value="8">
                <text:p>8</text:p>
              </table:table-cell>
              <table:table-cell office:value-type="float" office:value="0.664449">
                <text:p>0.66444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.0625">
                <text:p>5.0625</text:p>
              </table:table-cell>
              <table:table-cell office:value-type="float" office:value="64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53.9358">
                <text:p>53.9358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.59375">
                <text:p>7.59375</text:p>
              </table:table-cell>
              <table:table-cell office:value-type="float" office:value="125">
                <text:p>125</text:p>
              </table:table-cell>
              <table:table-cell office:value-type="float" office:value="5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146.166">
                <text:p>146.166</text:p>
              </table:table-cell>
              <table:table-cell office:value-type="float" office:value="32">
                <text:p>32</text:p>
              </table:table-cell>
              <table:table-cell office:value-type="float" office:value="1.21532">
                <text:p>1.21532</text:p>
              </table:table-cell>
              <table:table-cell office:value-type="float" office:value="5">
                <text:p>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.3906">
                <text:p>11.3906</text:p>
              </table:table-cell>
              <table:table-cell office:value-type="float" office:value="216">
                <text:p>216</text:p>
              </table:table-cell>
              <table:table-cell office:value-type="float" office:value="6">
                <text:p>6</text:p>
              </table:table-cell>
              <table:table-cell office:value-type="float" office:value="384">
                <text:p>384</text:p>
              </table:table-cell>
              <table:table-cell office:value-type="float" office:value="396.11">
                <text:p>396.11</text:p>
              </table:table-cell>
              <table:table-cell office:value-type="float" office:value="64">
                <text:p>64</text:p>
              </table:table-cell>
              <table:table-cell office:value-type="float" office:value="1.37014">
                <text:p>1.37014</text:p>
              </table:table-cell>
              <table:table-cell office:value-type="float" office:value="6">
                <text:p>6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7.0859">
                <text:p>17.0859</text:p>
              </table:table-cell>
              <table:table-cell office:value-type="float" office:value="343">
                <text:p>343</text:p>
              </table:table-cell>
              <table:table-cell office:value-type="float" office:value="7">
                <text:p>7</text:p>
              </table:table-cell>
              <table:table-cell office:value-type="float" office:value="896">
                <text:p>896</text:p>
              </table:table-cell>
              <table:table-cell office:value-type="float" office:value="1073.46">
                <text:p>1073.46</text:p>
              </table:table-cell>
              <table:table-cell office:value-type="float" office:value="128">
                <text:p>128</text:p>
              </table:table-cell>
              <table:table-cell office:value-type="float" office:value="1.48921">
                <text:p>1.48921</text:p>
              </table:table-cell>
              <table:table-cell office:value-type="float" office:value="7">
                <text:p>7</text:p>
              </table:table-cell>
              <table:table-cell office:value-type="float" office:value="5040">
                <text:p>50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5.6289">
                <text:p>25.6289</text:p>
              </table:table-cell>
              <table:table-cell office:value-type="float" office:value="512">
                <text:p>512</text:p>
              </table:table-cell>
              <table:table-cell office:value-type="float" office:value="8">
                <text:p>8</text:p>
              </table:table-cell>
              <table:table-cell office:value-type="float" office:value="2048">
                <text:p>2048</text:p>
              </table:table-cell>
              <table:table-cell office:value-type="float" office:value="2909.07">
                <text:p>2909.07</text:p>
              </table:table-cell>
              <table:table-cell office:value-type="float" office:value="256">
                <text:p>256</text:p>
              </table:table-cell>
              <table:table-cell office:value-type="float" office:value="1.58496">
                <text:p>1.58496</text:p>
              </table:table-cell>
              <table:table-cell office:value-type="float" office:value="8">
                <text:p>8</text:p>
              </table:table-cell>
              <table:table-cell office:value-type="float" office:value="40320">
                <text:p>403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8.4434">
                <text:p>38.4434</text:p>
              </table:table-cell>
              <table:table-cell office:value-type="float" office:value="729">
                <text:p>729</text:p>
              </table:table-cell>
              <table:table-cell office:value-type="float" office:value="9">
                <text:p>9</text:p>
              </table:table-cell>
              <table:table-cell office:value-type="float" office:value="4608">
                <text:p>4608</text:p>
              </table:table-cell>
              <table:table-cell office:value-type="float" office:value="7883.58">
                <text:p>7883.58</text:p>
              </table:table-cell>
              <table:table-cell office:value-type="float" office:value="512">
                <text:p>512</text:p>
              </table:table-cell>
              <table:table-cell office:value-type="float" office:value="1.66445">
                <text:p>1.66445</text:p>
              </table:table-cell>
              <table:table-cell office:value-type="float" office:value="9">
                <text:p>9</text:p>
              </table:table-cell>
              <table:table-cell office:value-type="float" office:value="362880">
                <text:p>3628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7.665">
                <text:p>57.665</text:p>
              </table:table-cell>
              <table:table-cell office:value-type="float" office:value="1000">
                <text:p>1000</text:p>
              </table:table-cell>
              <table:table-cell office:value-type="float" office:value="10">
                <text:p>10</text:p>
              </table:table-cell>
              <table:table-cell office:value-type="float" office:value="10240">
                <text:p>10240</text:p>
              </table:table-cell>
              <table:table-cell office:value-type="float" office:value="21364.5">
                <text:p>21364.5</text:p>
              </table:table-cell>
              <table:table-cell office:value-type="float" office:value="1024">
                <text:p>1024</text:p>
              </table:table-cell>
              <table:table-cell office:value-type="float" office:value="1.73202">
                <text:p>1.73202</text:p>
              </table:table-cell>
              <table:table-cell office:value-type="float" office:value="10">
                <text:p>10</text:p>
              </table:table-cell>
              <table:table-cell office:value-type="float" office:value="3628800">
                <text:p>36288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244cm" svg:height="7.454cm" xlink:href=".." xlink:type="simple" chart:class="chart:scatter" chart:style-name="ch1">
        <chart:legend chart:legend-position="end" svg:x="10.207cm" svg:y="2.93cm" style:legend-expansion="high" chart:style-name="ch2"/>
        <chart:plot-area chart:style-name="ch3" table:cell-range-address="Sheet1.A1:Sheet1.A12 Sheet1.D1:Sheet1.D12 Sheet1.H1:Sheet1.H12 Sheet1.L1:Sheet1.L12" chart:data-source-has-labels="row" svg:x="0.131cm" svg:y="0.197cm" svg:width="10.529cm" svg:height="7.299cm">
          <chartooo:coordinate-region svg:x="1.864cm" svg:y="0.396cm" svg:width="8.609cm" svg:height="6.4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12" chart:label-cell-address="Sheet1.D1:Sheet1.D1" chart:class="chart:scatter">
            <chart:domain table:cell-range-address="Sheet1.A2:Sheet1.A12"/>
            <chart:data-point chart:repeated="11"/>
          </chart:series>
          <chart:series chart:style-name="ch7" chart:values-cell-range-address="Sheet1.H2:Sheet1.H12" chart:label-cell-address="Sheet1.H1:Sheet1.H1" chart:class="chart:scatter">
            <chart:data-point chart:repeated="11"/>
          </chart:series>
          <chart:series chart:style-name="ch8" chart:values-cell-range-address="Sheet1.L2:Sheet1.L12" chart:label-cell-address="Sheet1.L1:Sheet1.L1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^(2^n)</text:p>
                <draw:g>
                  <svg:desc>Sheet1.D1:Sheet1.D1</svg:desc>
                </draw:g>
              </table:table-cell>
              <table:table-cell office:value-type="string">
                <text:p>2^(2^(n+1))</text:p>
                <draw:g>
                  <svg:desc>Sheet1.H1:Sheet1.H1</svg:desc>
                </draw:g>
              </table:table-cell>
              <table:table-cell office:value-type="string">
                <text:p>n!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2</svg:desc>
                </draw:g>
              </table:table-cell>
              <table:table-cell office:value-type="float" office:value="2">
                <text:p>2</text:p>
                <draw:g>
                  <svg:desc>Sheet1.D2:Sheet1.D12</svg:desc>
                </draw:g>
              </table:table-cell>
              <table:table-cell office:value-type="float" office:value="4">
                <text:p>4</text:p>
                <draw:g>
                  <svg:desc>Sheet1.H2:Sheet1.H12</svg:desc>
                </draw:g>
              </table:table-cell>
              <table:table-cell office:value-type="float" office:value="1">
                <text:p>1</text:p>
                <draw:g>
                  <svg:desc>Sheet1.L2:Sheet1.L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256">
                <text:p>2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65536">
                <text:p>655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5536">
                <text:p>65536</text:p>
              </table:table-cell>
              <table:table-cell office:value-type="float" office:value="4294970000">
                <text:p>42949700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294970000">
                <text:p>4294970000</text:p>
              </table:table-cell>
              <table:table-cell office:value-type="float" office:value="1.84467E+019">
                <text:p>1.84467E+01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84467E+019">
                <text:p>1.84467E+019</text:p>
              </table:table-cell>
              <table:table-cell office:value-type="float" office:value="3.40282E+038">
                <text:p>3.40282E+038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.40282E+038">
                <text:p>3.40282E+038</text:p>
              </table:table-cell>
              <table:table-cell office:value-type="float" office:value="1.15792E+077">
                <text:p>1.15792E+077</text:p>
              </table:table-cell>
              <table:table-cell office:value-type="float" office:value="5040">
                <text:p>50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15792E+077">
                <text:p>1.15792E+077</text:p>
              </table:table-cell>
              <table:table-cell office:value-type="float" office:value="1.34078E+154">
                <text:p>1.34078E+154</text:p>
              </table:table-cell>
              <table:table-cell office:value-type="float" office:value="40320">
                <text:p>403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34078E+154">
                <text:p>1.34078E+154</text:p>
              </table:table-cell>
              <table:table-cell office:value-type="float" office:value="NaN">
                <text:p>NaN</text:p>
              </table:table-cell>
              <table:table-cell office:value-type="float" office:value="362880">
                <text:p>3628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28800">
                <text:p>36288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